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able-cell-properties fo:background-color="#87ceeb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1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1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81d41a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0" office:value-type="string" calcext:value-type="string">
            <text:p>Freqeuncy</text:p>
          </table:table-cell>
          <table:table-cell table:style-name="ce5" office:value-type="string" calcext:value-type="string">
            <text:p>Counter /2 (pulse)</text:p>
          </table:table-cell>
          <table:table-cell table:style-name="ce5" office:value-type="string" calcext:value-type="string">
            <text:p>Counter/128 (waveform)</text:p>
          </table:table-cell>
          <table:table-cell table:style-name="ce5" table:number-columns-repeated="3"/>
          <table:table-cell office:value-type="string" calcext:value-type="string">
            <text:p>Sawtooth</text:p>
          </table:table-cell>
          <table:table-cell/>
          <table:table-cell office:value-type="string" calcext:value-type="string">
            <text:p>Triangle</text:p>
          </table:table-cell>
          <table:table-cell table:number-columns-repeated="3"/>
          <table:table-cell table:style-name="ce8" office:value-type="string" calcext:value-type="string">
            <text:p>Sine</text:p>
          </table:table-cell>
          <table:table-cell/>
          <table:table-cell office:value-type="string" calcext:value-type="string">
            <text:p>Noise</text:p>
          </table:table-cell>
          <table:table-cell/>
        </table:table-row>
        <table:table-row table:style-name="ro1">
          <table:table-cell table:style-name="ce1" office:value-type="string" calcext:value-type="string">
            <text:p>C2 <text:a xlink:href="https://en.wikipedia.org/wiki/Deep_C" xlink:type="simple">Deep C</text:a></text:p>
          </table:table-cell>
          <table:table-cell table:style-name="ce10" office:value-type="float" office:value="65.406" calcext:value-type="float">
            <text:p>65.406</text:p>
          </table:table-cell>
          <table:table-cell table:style-name="ce6" table:formula="of:=25000000/[.B2]/2" office:value-type="float" office:value="191113.965079656" calcext:value-type="float">
            <text:p>191114</text:p>
          </table:table-cell>
          <table:table-cell table:style-name="ce17" table:formula="of:=50000000/[.B2]/128" office:value-type="float" office:value="5972.31140873926" calcext:value-type="float">
            <text:p>5972</text:p>
          </table:table-cell>
          <table:table-cell table:style-name="ce6" table:formula="of:=[.D2]/2" office:value-type="float" office:value="2986.15570436963" calcext:value-type="float">
            <text:p>2986</text:p>
          </table:table-cell>
          <table:table-cell table:style-name="ce5" table:number-columns-repeated="2"/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0" calcext:value-type="float">
            <text:p>0</text:p>
          </table:table-cell>
          <table:table-cell table:formula="of:=360/256*[.L2]" office:value-type="float" office:value="0" calcext:value-type="float">
            <text:p>0</text:p>
          </table:table-cell>
          <table:table-cell table:style-name="ce8" table:formula="of:=127* SIN(RADIANS([.M2]))+128" office:value-type="float" office:value="128" calcext:value-type="float">
            <text:p>128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C♯2/D♭2</text:p>
          </table:table-cell>
          <table:table-cell table:style-name="ce10" office:value-type="float" office:value="69.296" calcext:value-type="float">
            <text:p>69.296</text:p>
          </table:table-cell>
          <table:table-cell table:style-name="ce6" table:formula="of:=25000000/[.B3]/2" office:value-type="float" office:value="180385.592241976" calcext:value-type="float">
            <text:p>180386</text:p>
          </table:table-cell>
          <table:table-cell table:style-name="ce17" table:formula="of:=50000000/[.B3]/128" office:value-type="float" office:value="5637.04975756176" calcext:value-type="float">
            <text:p>5637</text:p>
          </table:table-cell>
          <table:table-cell table:style-name="ce6" table:formula="of:=[.D3]/2" office:value-type="float" office:value="2818.52487878088" calcext:value-type="float">
            <text:p>2819</text:p>
          </table:table-cell>
          <table:table-cell table:style-name="ce5" table:number-columns-repeated="2"/>
          <table:table-cell table:formula="of:=[.H2]+2048" office:value-type="float" office:value="4096" calcext:value-type="float">
            <text:p>4096</text:p>
          </table:table-cell>
          <table:table-cell/>
          <table:table-cell table:formula="of:=[.J2]+4096" office:value-type="float" office:value="8192" calcext:value-type="float">
            <text:p>8192</text:p>
          </table:table-cell>
          <table:table-cell/>
          <table:table-cell office:value-type="float" office:value="1" calcext:value-type="float">
            <text:p>1</text:p>
          </table:table-cell>
          <table:table-cell table:formula="of:=360/256*[.L3]" office:value-type="float" office:value="1.40625" calcext:value-type="float">
            <text:p>1.40625</text:p>
          </table:table-cell>
          <table:table-cell table:style-name="ce8" table:formula="of:=127* SIN(RADIANS([.M3]))+128" office:value-type="float" office:value="131.11673602241" calcext:value-type="float">
            <text:p>131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0" office:value-type="float" office:value="73.416" calcext:value-type="float">
            <text:p>73.416</text:p>
          </table:table-cell>
          <table:table-cell table:style-name="ce6" table:formula="of:=25000000/[.B4]/2" office:value-type="float" office:value="170262.613054375" calcext:value-type="float">
            <text:p>170263</text:p>
          </table:table-cell>
          <table:table-cell table:style-name="ce17" table:formula="of:=50000000/[.B4]/128" office:value-type="float" office:value="5320.70665794922" calcext:value-type="float">
            <text:p>5321</text:p>
          </table:table-cell>
          <table:table-cell table:style-name="ce6" table:formula="of:=[.D4]/2" office:value-type="float" office:value="2660.35332897461" calcext:value-type="float">
            <text:p>2660</text:p>
          </table:table-cell>
          <table:table-cell table:style-name="ce5" table:number-columns-repeated="2"/>
          <table:table-cell table:formula="of:=[.H3]+2048" office:value-type="float" office:value="6144" calcext:value-type="float">
            <text:p>6144</text:p>
          </table:table-cell>
          <table:table-cell/>
          <table:table-cell table:formula="of:=[.J3]+4096" office:value-type="float" office:value="12288" calcext:value-type="float">
            <text:p>12288</text:p>
          </table:table-cell>
          <table:table-cell/>
          <table:table-cell office:value-type="float" office:value="2" calcext:value-type="float">
            <text:p>2</text:p>
          </table:table-cell>
          <table:table-cell table:formula="of:=360/256*[.L4]" office:value-type="float" office:value="2.8125" calcext:value-type="float">
            <text:p>2.8125</text:p>
          </table:table-cell>
          <table:table-cell table:style-name="ce8" table:formula="of:=127* SIN(RADIANS([.M4]))+128" office:value-type="float" office:value="134.231594639582" calcext:value-type="float">
            <text:p>134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♯2/E♭2</text:p>
          </table:table-cell>
          <table:table-cell table:style-name="ce10" office:value-type="float" office:value="77.782" calcext:value-type="float">
            <text:p>77.782</text:p>
          </table:table-cell>
          <table:table-cell table:style-name="ce6" table:formula="of:=25000000/[.B5]/2" office:value-type="float" office:value="160705.561698079" calcext:value-type="float">
            <text:p>160706</text:p>
          </table:table-cell>
          <table:table-cell table:style-name="ce17" table:formula="of:=50000000/[.B5]/128" office:value-type="float" office:value="5022.04880306498" calcext:value-type="float">
            <text:p>5022</text:p>
          </table:table-cell>
          <table:table-cell table:style-name="ce6" table:formula="of:=[.D5]/2" office:value-type="float" office:value="2511.02440153249" calcext:value-type="float">
            <text:p>2511</text:p>
          </table:table-cell>
          <table:table-cell table:style-name="ce5" table:number-columns-repeated="2"/>
          <table:table-cell table:formula="of:=[.H4]+2048" office:value-type="float" office:value="8192" calcext:value-type="float">
            <text:p>8192</text:p>
          </table:table-cell>
          <table:table-cell/>
          <table:table-cell table:formula="of:=[.J4]+4096" office:value-type="float" office:value="16384" calcext:value-type="float">
            <text:p>16384</text:p>
          </table:table-cell>
          <table:table-cell/>
          <table:table-cell office:value-type="float" office:value="3" calcext:value-type="float">
            <text:p>3</text:p>
          </table:table-cell>
          <table:table-cell table:formula="of:=360/256*[.L5]" office:value-type="float" office:value="4.21875" calcext:value-type="float">
            <text:p>4.21875</text:p>
          </table:table-cell>
          <table:table-cell table:style-name="ce8" table:formula="of:=127* SIN(RADIANS([.M5]))+128" office:value-type="float" office:value="137.342699577158" calcext:value-type="float">
            <text:p>137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0" office:value-type="float" office:value="84.407" calcext:value-type="float">
            <text:p>84.407</text:p>
          </table:table-cell>
          <table:table-cell table:style-name="ce6" table:formula="of:=25000000/[.B6]/2" office:value-type="float" office:value="148091.982892414" calcext:value-type="float">
            <text:p>148092</text:p>
          </table:table-cell>
          <table:table-cell table:style-name="ce17" table:formula="of:=50000000/[.B6]/128" office:value-type="float" office:value="4627.87446538794" calcext:value-type="float">
            <text:p>4628</text:p>
          </table:table-cell>
          <table:table-cell table:style-name="ce6" table:formula="of:=[.D6]/2" office:value-type="float" office:value="2313.93723269397" calcext:value-type="float">
            <text:p>2314</text:p>
          </table:table-cell>
          <table:table-cell table:style-name="ce5" table:number-columns-repeated="2"/>
          <table:table-cell table:formula="of:=[.H5]+2048" office:value-type="float" office:value="10240" calcext:value-type="float">
            <text:p>10240</text:p>
          </table:table-cell>
          <table:table-cell/>
          <table:table-cell table:formula="of:=[.J5]+4096" office:value-type="float" office:value="20480" calcext:value-type="float">
            <text:p>20480</text:p>
          </table:table-cell>
          <table:table-cell/>
          <table:table-cell office:value-type="float" office:value="4" calcext:value-type="float">
            <text:p>4</text:p>
          </table:table-cell>
          <table:table-cell table:formula="of:=360/256*[.L6]" office:value-type="float" office:value="5.625" calcext:value-type="float">
            <text:p>5.625</text:p>
          </table:table-cell>
          <table:table-cell table:style-name="ce8" table:formula="of:=127* SIN(RADIANS([.M6]))+128" office:value-type="float" office:value="140.448176821854" calcext:value-type="float">
            <text:p>140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0" office:value-type="float" office:value="87.307" calcext:value-type="float">
            <text:p>87.307</text:p>
          </table:table-cell>
          <table:table-cell table:style-name="ce6" table:formula="of:=25000000/[.B7]/2" office:value-type="float" office:value="143172.941459448" calcext:value-type="float">
            <text:p>143173</text:p>
          </table:table-cell>
          <table:table-cell table:style-name="ce17" table:formula="of:=50000000/[.B7]/128" office:value-type="float" office:value="4474.15442060774" calcext:value-type="float">
            <text:p>4474</text:p>
          </table:table-cell>
          <table:table-cell table:style-name="ce6" table:formula="of:=[.D7]/2" office:value-type="float" office:value="2237.07721030387" calcext:value-type="float">
            <text:p>2237</text:p>
          </table:table-cell>
          <table:table-cell table:style-name="ce5" table:number-columns-repeated="2"/>
          <table:table-cell table:formula="of:=[.H6]+2048" office:value-type="float" office:value="12288" calcext:value-type="float">
            <text:p>12288</text:p>
          </table:table-cell>
          <table:table-cell/>
          <table:table-cell table:formula="of:=[.J6]+4096" office:value-type="float" office:value="24576" calcext:value-type="float">
            <text:p>24576</text:p>
          </table:table-cell>
          <table:table-cell/>
          <table:table-cell office:value-type="float" office:value="5" calcext:value-type="float">
            <text:p>5</text:p>
          </table:table-cell>
          <table:table-cell table:formula="of:=360/256*[.L7]" office:value-type="float" office:value="7.03125" calcext:value-type="float">
            <text:p>7.03125</text:p>
          </table:table-cell>
          <table:table-cell table:style-name="ce8" table:formula="of:=127* SIN(RADIANS([.M7]))+128" office:value-type="float" office:value="143.5461557503" calcext:value-type="float">
            <text:p>144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F♯2/G♭2</text:p>
          </table:table-cell>
          <table:table-cell table:style-name="ce10" office:value-type="float" office:value="92.499" calcext:value-type="float">
            <text:p>92.499</text:p>
          </table:table-cell>
          <table:table-cell table:style-name="ce6" table:formula="of:=25000000/[.B8]/2" office:value-type="float" office:value="135136.596071309" calcext:value-type="float">
            <text:p>135137</text:p>
          </table:table-cell>
          <table:table-cell table:style-name="ce17" table:formula="of:=50000000/[.B8]/128" office:value-type="float" office:value="4223.0186272284" calcext:value-type="float">
            <text:p>4223</text:p>
          </table:table-cell>
          <table:table-cell table:style-name="ce6" table:formula="of:=[.D8]/2" office:value-type="float" office:value="2111.5093136142" calcext:value-type="float">
            <text:p>2112</text:p>
          </table:table-cell>
          <table:table-cell table:style-name="ce5" table:number-columns-repeated="2"/>
          <table:table-cell table:formula="of:=[.H7]+2048" office:value-type="float" office:value="14336" calcext:value-type="float">
            <text:p>14336</text:p>
          </table:table-cell>
          <table:table-cell/>
          <table:table-cell table:formula="of:=[.J7]+4096" office:value-type="float" office:value="28672" calcext:value-type="float">
            <text:p>28672</text:p>
          </table:table-cell>
          <table:table-cell/>
          <table:table-cell office:value-type="float" office:value="6" calcext:value-type="float">
            <text:p>6</text:p>
          </table:table-cell>
          <table:table-cell table:formula="of:=360/256*[.L8]" office:value-type="float" office:value="8.4375" calcext:value-type="float">
            <text:p>8.4375</text:p>
          </table:table-cell>
          <table:table-cell table:style-name="ce8" table:formula="of:=127* SIN(RADIANS([.M8]))+128" office:value-type="float" office:value="146.634770255831" calcext:value-type="float">
            <text:p>147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0" office:value-type="float" office:value="97.999" calcext:value-type="float">
            <text:p>97.999</text:p>
          </table:table-cell>
          <table:table-cell table:style-name="ce6" table:formula="of:=25000000/[.B9]/2" office:value-type="float" office:value="127552.321962469" calcext:value-type="float">
            <text:p>127552</text:p>
          </table:table-cell>
          <table:table-cell table:style-name="ce17" table:formula="of:=50000000/[.B9]/128" office:value-type="float" office:value="3986.01006132716" calcext:value-type="float">
            <text:p>3986</text:p>
          </table:table-cell>
          <table:table-cell table:style-name="ce6" table:formula="of:=[.D9]/2" office:value-type="float" office:value="1993.00503066358" calcext:value-type="float">
            <text:p>1993</text:p>
          </table:table-cell>
          <table:table-cell table:style-name="ce5" table:number-columns-repeated="2"/>
          <table:table-cell table:formula="of:=[.H8]+2048" office:value-type="float" office:value="16384" calcext:value-type="float">
            <text:p>16384</text:p>
          </table:table-cell>
          <table:table-cell/>
          <table:table-cell table:formula="of:=[.J8]+4096" office:value-type="float" office:value="32768" calcext:value-type="float">
            <text:p>32768</text:p>
          </table:table-cell>
          <table:table-cell/>
          <table:table-cell office:value-type="float" office:value="7" calcext:value-type="float">
            <text:p>7</text:p>
          </table:table-cell>
          <table:table-cell table:formula="of:=360/256*[.L9]" office:value-type="float" office:value="9.84375" calcext:value-type="float">
            <text:p>9.84375</text:p>
          </table:table-cell>
          <table:table-cell table:style-name="ce8" table:formula="of:=127* SIN(RADIANS([.M9]))+128" office:value-type="float" office:value="149.712159872558" calcext:value-type="float">
            <text:p>150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♯2/A♭2</text:p>
          </table:table-cell>
          <table:table-cell table:style-name="ce10" office:value-type="float" office:value="103.83" calcext:value-type="float">
            <text:p>103.830</text:p>
          </table:table-cell>
          <table:table-cell table:style-name="ce6" table:formula="of:=25000000/[.B10]/2" office:value-type="float" office:value="120389.097563325" calcext:value-type="float">
            <text:p>120389</text:p>
          </table:table-cell>
          <table:table-cell table:style-name="ce17" table:formula="of:=50000000/[.B10]/128" office:value-type="float" office:value="3762.1592988539" calcext:value-type="float">
            <text:p>3762</text:p>
          </table:table-cell>
          <table:table-cell table:style-name="ce6" table:formula="of:=[.D10]/2" office:value-type="float" office:value="1881.07964942695" calcext:value-type="float">
            <text:p>1881</text:p>
          </table:table-cell>
          <table:table-cell table:style-name="ce5" table:number-columns-repeated="2"/>
          <table:table-cell table:formula="of:=[.H9]+2048" office:value-type="float" office:value="18432" calcext:value-type="float">
            <text:p>184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360/256*[.L10]" office:value-type="float" office:value="11.25" calcext:value-type="float">
            <text:p>11.25</text:p>
          </table:table-cell>
          <table:table-cell table:style-name="ce8" table:formula="of:=127* SIN(RADIANS([.M10]))+128" office:value-type="float" office:value="152.776470896048" calcext:value-type="float">
            <text:p>153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1" office:value-type="float" office:value="110" calcext:value-type="float">
            <text:p>110.000</text:p>
          </table:table-cell>
          <table:table-cell table:style-name="ce6" table:formula="of:=25000000/[.B11]/2" office:value-type="float" office:value="113636.363636364" calcext:value-type="float">
            <text:p>113636</text:p>
          </table:table-cell>
          <table:table-cell table:style-name="ce17" table:formula="of:=50000000/[.B11]/128" office:value-type="float" office:value="3551.13636363636" calcext:value-type="float">
            <text:p>3551</text:p>
          </table:table-cell>
          <table:table-cell table:style-name="ce6" table:formula="of:=[.D11]/2" office:value-type="float" office:value="1775.56818181818" calcext:value-type="float">
            <text:p>1776</text:p>
          </table:table-cell>
          <table:table-cell table:style-name="ce5" table:number-columns-repeated="2"/>
          <table:table-cell table:formula="of:=[.H10]+2048" office:value-type="float" office:value="20480" calcext:value-type="float">
            <text:p>2048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360/256*[.L11]" office:value-type="float" office:value="12.65625" calcext:value-type="float">
            <text:p>12.65625</text:p>
          </table:table-cell>
          <table:table-cell table:style-name="ce8" table:formula="of:=127* SIN(RADIANS([.M11]))+128" office:value-type="float" office:value="155.825857499922" calcext:value-type="float">
            <text:p>156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♯2/B♭2</text:p>
          </table:table-cell>
          <table:table-cell table:style-name="ce10" office:value-type="float" office:value="116.54" calcext:value-type="float">
            <text:p>116.540</text:p>
          </table:table-cell>
          <table:table-cell table:style-name="ce6" table:formula="of:=25000000/[.B12]/2" office:value-type="float" office:value="107259.310108117" calcext:value-type="float">
            <text:p>107259</text:p>
          </table:table-cell>
          <table:table-cell table:style-name="ce17" table:formula="of:=50000000/[.B12]/128" office:value-type="float" office:value="3351.85344087867" calcext:value-type="float">
            <text:p>3352</text:p>
          </table:table-cell>
          <table:table-cell table:style-name="ce6" table:formula="of:=[.D12]/2" office:value-type="float" office:value="1675.92672043933" calcext:value-type="float">
            <text:p>1676</text:p>
          </table:table-cell>
          <table:table-cell table:style-name="ce5" table:number-columns-repeated="2"/>
          <table:table-cell table:formula="of:=[.H11]+2048" office:value-type="float" office:value="22528" calcext:value-type="float">
            <text:p>225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360/256*[.L12]" office:value-type="float" office:value="14.0625" calcext:value-type="float">
            <text:p>14.0625</text:p>
          </table:table-cell>
          <table:table-cell table:style-name="ce8" table:formula="of:=127* SIN(RADIANS([.M12]))+128" office:value-type="float" office:value="158.858482847715" calcext:value-type="float">
            <text:p>159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0" office:value-type="float" office:value="123.47" calcext:value-type="float">
            <text:p>123.470</text:p>
          </table:table-cell>
          <table:table-cell table:style-name="ce6" table:formula="of:=25000000/[.B13]/2" office:value-type="float" office:value="101239.167409087" calcext:value-type="float">
            <text:p>101239</text:p>
          </table:table-cell>
          <table:table-cell table:style-name="ce17" table:formula="of:=50000000/[.B13]/128" office:value-type="float" office:value="3163.72398153398" calcext:value-type="float">
            <text:p>3164</text:p>
          </table:table-cell>
          <table:table-cell table:style-name="ce6" table:formula="of:=[.D13]/2" office:value-type="float" office:value="1581.86199076699" calcext:value-type="float">
            <text:p>1582</text:p>
          </table:table-cell>
          <table:table-cell table:style-name="ce5" table:number-columns-repeated="2"/>
          <table:table-cell table:formula="of:=[.H12]+2048" office:value-type="float" office:value="24576" calcext:value-type="float">
            <text:p>2457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360/256*[.L13]" office:value-type="float" office:value="15.46875" calcext:value-type="float">
            <text:p>15.46875</text:p>
          </table:table-cell>
          <table:table-cell table:style-name="ce8" table:formula="of:=127* SIN(RADIANS([.M13]))+128" office:value-type="float" office:value="161.872520199312" calcext:value-type="float">
            <text:p>162</text:p>
          </table:table-cell>
          <table:table-cell/>
          <table:table-cell table:formula="of:=RANDBETWEEN(0;15)" office:value-type="float" office:value="3" calcext:value-type="float">
            <text:p>3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0" office:value-type="float" office:value="130.81" calcext:value-type="float">
            <text:p>130.810</text:p>
          </table:table-cell>
          <table:table-cell table:style-name="ce6" table:formula="of:=25000000/[.B14]/2" office:value-type="float" office:value="95558.4435440716" calcext:value-type="float">
            <text:p>95558</text:p>
          </table:table-cell>
          <table:table-cell table:style-name="ce17" table:formula="of:=50000000/[.B14]/128" office:value-type="float" office:value="2986.20136075224" calcext:value-type="float">
            <text:p>2986</text:p>
          </table:table-cell>
          <table:table-cell table:style-name="ce6" table:formula="of:=[.D14]/2" office:value-type="float" office:value="1493.10068037612" calcext:value-type="float">
            <text:p>1493</text:p>
          </table:table-cell>
          <table:table-cell table:style-name="ce5" table:number-columns-repeated="2"/>
          <table:table-cell table:formula="of:=[.H13]+2048" office:value-type="float" office:value="26624" calcext:value-type="float">
            <text:p>266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360/256*[.L14]" office:value-type="float" office:value="16.875" calcext:value-type="float">
            <text:p>16.875</text:p>
          </table:table-cell>
          <table:table-cell table:style-name="ce8" table:formula="of:=127* SIN(RADIANS([.M14]))+128" office:value-type="float" office:value="164.866154011317" calcext:value-type="float">
            <text:p>165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C♯3/D♭3</text:p>
          </table:table-cell>
          <table:table-cell table:style-name="ce10" office:value-type="float" office:value="138.59" calcext:value-type="float">
            <text:p>138.590</text:p>
          </table:table-cell>
          <table:table-cell table:style-name="ce6" table:formula="of:=25000000/[.B15]/2" office:value-type="float" office:value="90194.0976982466" calcext:value-type="float">
            <text:p>90194</text:p>
          </table:table-cell>
          <table:table-cell table:style-name="ce17" table:formula="of:=50000000/[.B15]/128" office:value-type="float" office:value="2818.56555307021" calcext:value-type="float">
            <text:p>2819</text:p>
          </table:table-cell>
          <table:table-cell table:style-name="ce6" table:formula="of:=[.D15]/2" office:value-type="float" office:value="1409.2827765351" calcext:value-type="float">
            <text:p>1409</text:p>
          </table:table-cell>
          <table:table-cell table:style-name="ce5" table:number-columns-repeated="2"/>
          <table:table-cell table:formula="of:=[.H14]+2048" office:value-type="float" office:value="28672" calcext:value-type="float">
            <text:p>2867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360/256*[.L15]" office:value-type="float" office:value="18.28125" calcext:value-type="float">
            <text:p>18.28125</text:p>
          </table:table-cell>
          <table:table-cell table:style-name="ce8" table:formula="of:=127* SIN(RADIANS([.M15]))+128" office:value-type="float" office:value="167.837581030659" calcext:value-type="float">
            <text:p>168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0" office:value-type="float" office:value="146.83" calcext:value-type="float">
            <text:p>146.830</text:p>
          </table:table-cell>
          <table:table-cell table:style-name="ce6" table:formula="of:=25000000/[.B16]/2" office:value-type="float" office:value="85132.4661172785" calcext:value-type="float">
            <text:p>85132</text:p>
          </table:table-cell>
          <table:table-cell table:style-name="ce17" table:formula="of:=50000000/[.B16]/128" office:value-type="float" office:value="2660.38956616495" calcext:value-type="float">
            <text:p>2660</text:p>
          </table:table-cell>
          <table:table-cell table:style-name="ce6" table:formula="of:=[.D16]/2" office:value-type="float" office:value="1330.19478308248" calcext:value-type="float">
            <text:p>1330</text:p>
          </table:table-cell>
          <table:table-cell table:style-name="ce5" table:number-columns-repeated="2"/>
          <table:table-cell table:formula="of:=[.H15]+2048" office:value-type="float" office:value="30720" calcext:value-type="float">
            <text:p>307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360/256*[.L16]" office:value-type="float" office:value="19.6875" calcext:value-type="float">
            <text:p>19.6875</text:p>
          </table:table-cell>
          <table:table-cell table:style-name="ce8" table:formula="of:=127* SIN(RADIANS([.M16]))+128" office:value-type="float" office:value="170.785011380812" calcext:value-type="float">
            <text:p>171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D♯3/E♭3</text:p>
          </table:table-cell>
          <table:table-cell table:style-name="ce10" office:value-type="float" office:value="155.56" calcext:value-type="float">
            <text:p>155.560</text:p>
          </table:table-cell>
          <table:table-cell table:style-name="ce6" table:formula="of:=25000000/[.B17]/2" office:value-type="float" office:value="80354.8470043713" calcext:value-type="float">
            <text:p>80355</text:p>
          </table:table-cell>
          <table:table-cell table:style-name="ce17" table:formula="of:=50000000/[.B17]/128" office:value-type="float" office:value="2511.0889688866" calcext:value-type="float">
            <text:p>2511</text:p>
          </table:table-cell>
          <table:table-cell table:style-name="ce6" table:formula="of:=[.D17]/2" office:value-type="float" office:value="1255.5444844433" calcext:value-type="float">
            <text:p>1256</text:p>
          </table:table-cell>
          <table:table-cell table:style-name="ce5" table:number-columns-repeated="2"/>
          <table:table-cell table:formula="of:=[.H16]+2048" office:value-type="float" office:value="32768" calcext:value-type="float">
            <text:p>3276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360/256*[.L17]" office:value-type="float" office:value="21.09375" calcext:value-type="float">
            <text:p>21.09375</text:p>
          </table:table-cell>
          <table:table-cell table:style-name="ce8" table:formula="of:=127* SIN(RADIANS([.M17]))+128" office:value-type="float" office:value="173.706669639944" calcext:value-type="float">
            <text:p>174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0" office:value-type="float" office:value="164.81" calcext:value-type="float">
            <text:p>164.810</text:p>
          </table:table-cell>
          <table:table-cell table:style-name="ce6" table:formula="of:=25000000/[.B18]/2" office:value-type="float" office:value="75844.9123232814" calcext:value-type="float">
            <text:p>75845</text:p>
          </table:table-cell>
          <table:table-cell table:style-name="ce17" table:formula="of:=50000000/[.B18]/128" office:value-type="float" office:value="2370.15351010254" calcext:value-type="float">
            <text:p>2370</text:p>
          </table:table-cell>
          <table:table-cell table:style-name="ce6" table:formula="of:=[.D18]/2" office:value-type="float" office:value="1185.07675505127" calcext:value-type="float">
            <text:p>1185</text:p>
          </table:table-cell>
          <table:table-cell table:style-name="ce5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formula="of:=360/256*[.L18]" office:value-type="float" office:value="22.5" calcext:value-type="float">
            <text:p>22.5</text:p>
          </table:table-cell>
          <table:table-cell table:style-name="ce8" table:formula="of:=127* SIN(RADIANS([.M18]))+128" office:value-type="float" office:value="176.600795910366" calcext:value-type="float">
            <text:p>177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0" office:value-type="float" office:value="174.61" calcext:value-type="float">
            <text:p>174.610</text:p>
          </table:table-cell>
          <table:table-cell table:style-name="ce6" table:formula="of:=25000000/[.B19]/2" office:value-type="float" office:value="71588.1106465838" calcext:value-type="float">
            <text:p>71588</text:p>
          </table:table-cell>
          <table:table-cell table:style-name="ce17" table:formula="of:=50000000/[.B19]/128" office:value-type="float" office:value="2237.12845770574" calcext:value-type="float">
            <text:p>2237</text:p>
          </table:table-cell>
          <table:table-cell table:style-name="ce6" table:formula="of:=[.D19]/2" office:value-type="float" office:value="1118.56422885287" calcext:value-type="float">
            <text:p>1119</text:p>
          </table:table-cell>
          <table:table-cell table:style-name="ce5" table:number-columns-repeated="2"/>
          <table:table-cell table:number-columns-repeated="4"/>
          <table:table-cell office:value-type="float" office:value="17" calcext:value-type="float">
            <text:p>17</text:p>
          </table:table-cell>
          <table:table-cell table:formula="of:=360/256*[.L19]" office:value-type="float" office:value="23.90625" calcext:value-type="float">
            <text:p>23.90625</text:p>
          </table:table-cell>
          <table:table-cell table:style-name="ce8" table:formula="of:=127* SIN(RADIANS([.M19]))+128" office:value-type="float" office:value="179.465646878634" calcext:value-type="float">
            <text:p>179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F♯3/G♭3</text:p>
          </table:table-cell>
          <table:table-cell table:style-name="ce10" office:value-type="float" office:value="185" calcext:value-type="float">
            <text:p>185.000</text:p>
          </table:table-cell>
          <table:table-cell table:style-name="ce6" table:formula="of:=25000000/[.B20]/2" office:value-type="float" office:value="67567.5675675676" calcext:value-type="float">
            <text:p>67568</text:p>
          </table:table-cell>
          <table:table-cell table:style-name="ce17" table:formula="of:=50000000/[.B20]/128" office:value-type="float" office:value="2111.48648648649" calcext:value-type="float">
            <text:p>2111</text:p>
          </table:table-cell>
          <table:table-cell table:style-name="ce6" table:formula="of:=[.D20]/2" office:value-type="float" office:value="1055.74324324324" calcext:value-type="float">
            <text:p>1056</text:p>
          </table:table-cell>
          <table:table-cell table:style-name="ce5" table:number-columns-repeated="2"/>
          <table:table-cell table:number-columns-repeated="4"/>
          <table:table-cell office:value-type="float" office:value="18" calcext:value-type="float">
            <text:p>18</text:p>
          </table:table-cell>
          <table:table-cell table:formula="of:=360/256*[.L20]" office:value-type="float" office:value="25.3125" calcext:value-type="float">
            <text:p>25.3125</text:p>
          </table:table-cell>
          <table:table-cell table:style-name="ce8" table:formula="of:=127* SIN(RADIANS([.M20]))+128" office:value-type="float" office:value="182.299496865646" calcext:value-type="float">
            <text:p>182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0" office:value-type="float" office:value="196" calcext:value-type="float">
            <text:p>196.000</text:p>
          </table:table-cell>
          <table:table-cell table:style-name="ce6" table:formula="of:=25000000/[.B21]/2" office:value-type="float" office:value="63775.5102040816" calcext:value-type="float">
            <text:p>63776</text:p>
          </table:table-cell>
          <table:table-cell table:style-name="ce17" table:formula="of:=50000000/[.B21]/128" office:value-type="float" office:value="1992.98469387755" calcext:value-type="float">
            <text:p>1993</text:p>
          </table:table-cell>
          <table:table-cell table:style-name="ce6" table:formula="of:=[.D21]/2" office:value-type="float" office:value="996.492346938776" calcext:value-type="float">
            <text:p>996</text:p>
          </table:table-cell>
          <table:table-cell table:style-name="ce5" table:number-columns-repeated="2"/>
          <table:table-cell table:number-columns-repeated="4"/>
          <table:table-cell office:value-type="float" office:value="19" calcext:value-type="float">
            <text:p>19</text:p>
          </table:table-cell>
          <table:table-cell table:formula="of:=360/256*[.L21]" office:value-type="float" office:value="26.71875" calcext:value-type="float">
            <text:p>26.71875</text:p>
          </table:table-cell>
          <table:table-cell table:style-name="ce8" table:formula="of:=127* SIN(RADIANS([.M21]))+128" office:value-type="float" office:value="185.100638866135" calcext:value-type="float">
            <text:p>185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G♯3/A♭3</text:p>
          </table:table-cell>
          <table:table-cell table:style-name="ce10" office:value-type="float" office:value="207.65" calcext:value-type="float">
            <text:p>207.650</text:p>
          </table:table-cell>
          <table:table-cell table:style-name="ce6" table:formula="of:=25000000/[.B22]/2" office:value-type="float" office:value="60197.4476282206" calcext:value-type="float">
            <text:p>60197</text:p>
          </table:table-cell>
          <table:table-cell table:style-name="ce17" table:formula="of:=50000000/[.B22]/128" office:value-type="float" office:value="1881.17023838189" calcext:value-type="float">
            <text:p>1881</text:p>
          </table:table-cell>
          <table:table-cell table:style-name="ce6" table:formula="of:=[.D22]/2" office:value-type="float" office:value="940.585119190946" calcext:value-type="float">
            <text:p>941</text:p>
          </table:table-cell>
          <table:table-cell table:style-name="ce5" table:number-columns-repeated="2"/>
          <table:table-cell table:number-columns-repeated="4"/>
          <table:table-cell office:value-type="float" office:value="20" calcext:value-type="float">
            <text:p>20</text:p>
          </table:table-cell>
          <table:table-cell table:formula="of:=360/256*[.L22]" office:value-type="float" office:value="28.125" calcext:value-type="float">
            <text:p>28.125</text:p>
          </table:table-cell>
          <table:table-cell table:style-name="ce8" table:formula="of:=127* SIN(RADIANS([.M22]))+128" office:value-type="float" office:value="187.867385576902" calcext:value-type="float">
            <text:p>188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1" office:value-type="float" office:value="220" calcext:value-type="float">
            <text:p>220.000</text:p>
          </table:table-cell>
          <table:table-cell table:style-name="ce6" table:formula="of:=25000000/[.B23]/2" office:value-type="float" office:value="56818.1818181818" calcext:value-type="float">
            <text:p>56818</text:p>
          </table:table-cell>
          <table:table-cell table:style-name="ce17" table:formula="of:=50000000/[.B23]/128" office:value-type="float" office:value="1775.56818181818" calcext:value-type="float">
            <text:p>1776</text:p>
          </table:table-cell>
          <table:table-cell table:style-name="ce6" table:formula="of:=[.D23]/2" office:value-type="float" office:value="887.784090909091" calcext:value-type="float">
            <text:p>888</text:p>
          </table:table-cell>
          <table:table-cell table:style-name="ce5" table:number-columns-repeated="2"/>
          <table:table-cell table:number-columns-repeated="4"/>
          <table:table-cell office:value-type="float" office:value="21" calcext:value-type="float">
            <text:p>21</text:p>
          </table:table-cell>
          <table:table-cell table:formula="of:=360/256*[.L23]" office:value-type="float" office:value="29.53125" calcext:value-type="float">
            <text:p>29.53125</text:p>
          </table:table-cell>
          <table:table-cell table:style-name="ce8" table:formula="of:=127* SIN(RADIANS([.M23]))+128" office:value-type="float" office:value="190.598070413183" calcext:value-type="float">
            <text:p>191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♯3/B♭3</text:p>
          </table:table-cell>
          <table:table-cell table:style-name="ce10" office:value-type="float" office:value="233.08" calcext:value-type="float">
            <text:p>233.080</text:p>
          </table:table-cell>
          <table:table-cell table:style-name="ce6" table:formula="of:=25000000/[.B24]/2" office:value-type="float" office:value="53629.6550540587" calcext:value-type="float">
            <text:p>53630</text:p>
          </table:table-cell>
          <table:table-cell table:style-name="ce17" table:formula="of:=50000000/[.B24]/128" office:value-type="float" office:value="1675.92672043933" calcext:value-type="float">
            <text:p>1676</text:p>
          </table:table-cell>
          <table:table-cell table:style-name="ce6" table:formula="of:=[.D24]/2" office:value-type="float" office:value="837.963360219667" calcext:value-type="float">
            <text:p>838</text:p>
          </table:table-cell>
          <table:table-cell table:style-name="ce5" table:number-columns-repeated="2"/>
          <table:table-cell table:number-columns-repeated="4"/>
          <table:table-cell office:value-type="float" office:value="22" calcext:value-type="float">
            <text:p>22</text:p>
          </table:table-cell>
          <table:table-cell table:formula="of:=360/256*[.L24]" office:value-type="float" office:value="30.9375" calcext:value-type="float">
            <text:p>30.9375</text:p>
          </table:table-cell>
          <table:table-cell table:style-name="ce8" table:formula="of:=127* SIN(RADIANS([.M24]))+128" office:value-type="float" office:value="193.291048512539" calcext:value-type="float">
            <text:p>193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0" office:value-type="float" office:value="246.94" calcext:value-type="float">
            <text:p>246.940</text:p>
          </table:table-cell>
          <table:table-cell table:style-name="ce6" table:formula="of:=25000000/[.B25]/2" office:value-type="float" office:value="50619.5837045436" calcext:value-type="float">
            <text:p>50620</text:p>
          </table:table-cell>
          <table:table-cell table:style-name="ce17" table:formula="of:=50000000/[.B25]/128" office:value-type="float" office:value="1581.86199076699" calcext:value-type="float">
            <text:p>1582</text:p>
          </table:table-cell>
          <table:table-cell table:style-name="ce6" table:formula="of:=[.D25]/2" office:value-type="float" office:value="790.930995383494" calcext:value-type="float">
            <text:p>791</text:p>
          </table:table-cell>
          <table:table-cell table:style-name="ce5" table:number-columns-repeated="2"/>
          <table:table-cell table:number-columns-repeated="4"/>
          <table:table-cell office:value-type="float" office:value="23" calcext:value-type="float">
            <text:p>23</text:p>
          </table:table-cell>
          <table:table-cell table:formula="of:=360/256*[.L25]" office:value-type="float" office:value="32.34375" calcext:value-type="float">
            <text:p>32.34375</text:p>
          </table:table-cell>
          <table:table-cell table:style-name="ce8" table:formula="of:=127* SIN(RADIANS([.M25]))+128" office:value-type="float" office:value="195.944697725661" calcext:value-type="float">
            <text:p>196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C4 <text:a xlink:href="https://en.wikipedia.org/wiki/C_(musical_note)#Middle_C" xlink:type="simple">Middle C</text:a></text:p>
          </table:table-cell>
          <table:table-cell table:style-name="ce12" office:value-type="float" office:value="261.63" calcext:value-type="float">
            <text:p>261.630</text:p>
          </table:table-cell>
          <table:table-cell table:style-name="ce6" table:formula="of:=25000000/[.B26]/2" office:value-type="float" office:value="47777.3955586133" calcext:value-type="float">
            <text:p>47777</text:p>
          </table:table-cell>
          <table:table-cell table:style-name="ce17" table:formula="of:=50000000/[.B26]/128" office:value-type="float" office:value="1493.04361120667" calcext:value-type="float">
            <text:p>1493</text:p>
          </table:table-cell>
          <table:table-cell table:style-name="ce6" table:formula="of:=[.D26]/2" office:value-type="float" office:value="746.521805603333" calcext:value-type="float">
            <text:p>747</text:p>
          </table:table-cell>
          <table:table-cell table:style-name="ce5" table:number-columns-repeated="2"/>
          <table:table-cell table:number-columns-repeated="4"/>
          <table:table-cell office:value-type="float" office:value="24" calcext:value-type="float">
            <text:p>24</text:p>
          </table:table-cell>
          <table:table-cell table:formula="of:=360/256*[.L26]" office:value-type="float" office:value="33.75" calcext:value-type="float">
            <text:p>33.75</text:p>
          </table:table-cell>
          <table:table-cell table:style-name="ce8" table:formula="of:=127* SIN(RADIANS([.M26]))+128" office:value-type="float" office:value="198.557419593489" calcext:value-type="float">
            <text:p>199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C♯4/D♭4</text:p>
          </table:table-cell>
          <table:table-cell table:style-name="ce10" office:value-type="float" office:value="277.18" calcext:value-type="float">
            <text:p>277.180</text:p>
          </table:table-cell>
          <table:table-cell table:style-name="ce6" table:formula="of:=25000000/[.B27]/2" office:value-type="float" office:value="45097.0488491233" calcext:value-type="float">
            <text:p>45097</text:p>
          </table:table-cell>
          <table:table-cell table:style-name="ce17" table:formula="of:=50000000/[.B27]/128" office:value-type="float" office:value="1409.2827765351" calcext:value-type="float">
            <text:p>1409</text:p>
          </table:table-cell>
          <table:table-cell table:style-name="ce6" table:formula="of:=[.D27]/2" office:value-type="float" office:value="704.641388267552" calcext:value-type="float">
            <text:p>705</text:p>
          </table:table-cell>
          <table:table-cell table:style-name="ce5" table:number-columns-repeated="2"/>
          <table:table-cell table:number-columns-repeated="4"/>
          <table:table-cell office:value-type="float" office:value="25" calcext:value-type="float">
            <text:p>25</text:p>
          </table:table-cell>
          <table:table-cell table:formula="of:=360/256*[.L27]" office:value-type="float" office:value="35.15625" calcext:value-type="float">
            <text:p>35.15625</text:p>
          </table:table-cell>
          <table:table-cell table:style-name="ce8" table:formula="of:=127* SIN(RADIANS([.M27]))+128" office:value-type="float" office:value="201.127640310066" calcext:value-type="float">
            <text:p>201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0" office:value-type="float" office:value="293.67" calcext:value-type="float">
            <text:p>293.670</text:p>
          </table:table-cell>
          <table:table-cell table:style-name="ce6" table:formula="of:=25000000/[.B28]/2" office:value-type="float" office:value="42564.7836006402" calcext:value-type="float">
            <text:p>42565</text:p>
          </table:table-cell>
          <table:table-cell table:style-name="ce17" table:formula="of:=50000000/[.B28]/128" office:value-type="float" office:value="1330.14948752001" calcext:value-type="float">
            <text:p>1330</text:p>
          </table:table-cell>
          <table:table-cell table:style-name="ce6" table:formula="of:=[.D28]/2" office:value-type="float" office:value="665.074743760003" calcext:value-type="float">
            <text:p>665</text:p>
          </table:table-cell>
          <table:table-cell table:style-name="ce5" table:number-columns-repeated="2"/>
          <table:table-cell table:number-columns-repeated="4"/>
          <table:table-cell office:value-type="float" office:value="26" calcext:value-type="float">
            <text:p>26</text:p>
          </table:table-cell>
          <table:table-cell table:formula="of:=360/256*[.L28]" office:value-type="float" office:value="36.5625" calcext:value-type="float">
            <text:p>36.5625</text:p>
          </table:table-cell>
          <table:table-cell table:style-name="ce8" table:formula="of:=127* SIN(RADIANS([.M28]))+128" office:value-type="float" office:value="203.653811670539" calcext:value-type="float">
            <text:p>204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♯4/E♭4</text:p>
          </table:table-cell>
          <table:table-cell table:style-name="ce10" office:value-type="float" office:value="311.13" calcext:value-type="float">
            <text:p>311.130</text:p>
          </table:table-cell>
          <table:table-cell table:style-name="ce6" table:formula="of:=25000000/[.B29]/2" office:value-type="float" office:value="40176.1321634044" calcext:value-type="float">
            <text:p>40176</text:p>
          </table:table-cell>
          <table:table-cell table:style-name="ce17" table:formula="of:=50000000/[.B29]/128" office:value-type="float" office:value="1255.50413010639" calcext:value-type="float">
            <text:p>1256</text:p>
          </table:table-cell>
          <table:table-cell table:style-name="ce6" table:formula="of:=[.D29]/2" office:value-type="float" office:value="627.752065053193" calcext:value-type="float">
            <text:p>628</text:p>
          </table:table-cell>
          <table:table-cell table:style-name="ce5" table:number-columns-repeated="2"/>
          <table:table-cell table:number-columns-repeated="4"/>
          <table:table-cell office:value-type="float" office:value="27" calcext:value-type="float">
            <text:p>27</text:p>
          </table:table-cell>
          <table:table-cell table:formula="of:=360/256*[.L29]" office:value-type="float" office:value="37.96875" calcext:value-type="float">
            <text:p>37.96875</text:p>
          </table:table-cell>
          <table:table-cell table:style-name="ce8" table:formula="of:=127* SIN(RADIANS([.M29]))+128" office:value-type="float" office:value="206.13441200374" calcext:value-type="float">
            <text:p>206</text:p>
          </table:table-cell>
          <table:table-cell/>
          <table:table-cell table:formula="of:=RANDBETWEEN(0;15)" office:value-type="float" office:value="3" calcext:value-type="float">
            <text:p>3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0" office:value-type="float" office:value="329.63" calcext:value-type="float">
            <text:p>329.630</text:p>
          </table:table-cell>
          <table:table-cell table:style-name="ce6" table:formula="of:=25000000/[.B30]/2" office:value-type="float" office:value="37921.3057063981" calcext:value-type="float">
            <text:p>37921</text:p>
          </table:table-cell>
          <table:table-cell table:style-name="ce17" table:formula="of:=50000000/[.B30]/128" office:value-type="float" office:value="1185.04080332494" calcext:value-type="float">
            <text:p>1185</text:p>
          </table:table-cell>
          <table:table-cell table:style-name="ce6" table:formula="of:=[.D30]/2" office:value-type="float" office:value="592.52040166247" calcext:value-type="float">
            <text:p>593</text:p>
          </table:table-cell>
          <table:table-cell table:style-name="ce5" table:number-columns-repeated="2"/>
          <table:table-cell table:number-columns-repeated="4"/>
          <table:table-cell office:value-type="float" office:value="28" calcext:value-type="float">
            <text:p>28</text:p>
          </table:table-cell>
          <table:table-cell table:formula="of:=360/256*[.L30]" office:value-type="float" office:value="39.375" calcext:value-type="float">
            <text:p>39.375</text:p>
          </table:table-cell>
          <table:table-cell table:style-name="ce8" table:formula="of:=127* SIN(RADIANS([.M30]))+128" office:value-type="float" office:value="208.567947088783" calcext:value-type="float">
            <text:p>209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0" office:value-type="float" office:value="349.23" calcext:value-type="float">
            <text:p>349.230</text:p>
          </table:table-cell>
          <table:table-cell table:style-name="ce6" table:formula="of:=25000000/[.B31]/2" office:value-type="float" office:value="35793.0303811242" calcext:value-type="float">
            <text:p>35793</text:p>
          </table:table-cell>
          <table:table-cell table:style-name="ce17" table:formula="of:=50000000/[.B31]/128" office:value-type="float" office:value="1118.53219941013" calcext:value-type="float">
            <text:p>1119</text:p>
          </table:table-cell>
          <table:table-cell table:style-name="ce6" table:formula="of:=[.D31]/2" office:value-type="float" office:value="559.266099705065" calcext:value-type="float">
            <text:p>559</text:p>
          </table:table-cell>
          <table:table-cell table:style-name="ce5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table:formula="of:=360/256*[.L31]" office:value-type="float" office:value="40.78125" calcext:value-type="float">
            <text:p>40.78125</text:p>
          </table:table-cell>
          <table:table-cell table:style-name="ce8" table:formula="of:=127* SIN(RADIANS([.M31]))+128" office:value-type="float" office:value="210.95295105513" calcext:value-type="float">
            <text:p>211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F♯4/G♭4</text:p>
          </table:table-cell>
          <table:table-cell table:style-name="ce10" office:value-type="float" office:value="369.99" calcext:value-type="float">
            <text:p>369.990</text:p>
          </table:table-cell>
          <table:table-cell table:style-name="ce6" table:formula="of:=25000000/[.B32]/2" office:value-type="float" office:value="33784.6968836996" calcext:value-type="float">
            <text:p>33785</text:p>
          </table:table-cell>
          <table:table-cell table:style-name="ce17" table:formula="of:=50000000/[.B32]/128" office:value-type="float" office:value="1055.77177761561" calcext:value-type="float">
            <text:p>1056</text:p>
          </table:table-cell>
          <table:table-cell table:style-name="ce6" table:formula="of:=[.D32]/2" office:value-type="float" office:value="527.885888807806" calcext:value-type="float">
            <text:p>528</text:p>
          </table:table-cell>
          <table:table-cell table:style-name="ce5" table:number-columns-repeated="2"/>
          <table:table-cell table:number-columns-repeated="4"/>
          <table:table-cell office:value-type="float" office:value="30" calcext:value-type="float">
            <text:p>30</text:p>
          </table:table-cell>
          <table:table-cell table:formula="of:=360/256*[.L32]" office:value-type="float" office:value="42.1875" calcext:value-type="float">
            <text:p>42.1875</text:p>
          </table:table-cell>
          <table:table-cell table:style-name="ce8" table:formula="of:=127* SIN(RADIANS([.M32]))+128" office:value-type="float" office:value="213.287987265571" calcext:value-type="float">
            <text:p>213</text:p>
          </table:table-cell>
          <table:table-cell/>
          <table:table-cell table:formula="of:=RANDBETWEEN(0;15)" office:value-type="float" office:value="12" calcext:value-type="float">
            <text:p>12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0" office:value-type="float" office:value="392" calcext:value-type="float">
            <text:p>392.000</text:p>
          </table:table-cell>
          <table:table-cell table:style-name="ce6" table:formula="of:=25000000/[.B33]/2" office:value-type="float" office:value="31887.7551020408" calcext:value-type="float">
            <text:p>31888</text:p>
          </table:table-cell>
          <table:table-cell table:style-name="ce17" table:formula="of:=50000000/[.B33]/128" office:value-type="float" office:value="996.492346938776" calcext:value-type="float">
            <text:p>996</text:p>
          </table:table-cell>
          <table:table-cell table:style-name="ce6" table:formula="of:=[.D33]/2" office:value-type="float" office:value="498.246173469388" calcext:value-type="float">
            <text:p>498</text:p>
          </table:table-cell>
          <table:table-cell table:style-name="ce5" table:number-columns-repeated="2"/>
          <table:table-cell table:number-columns-repeated="4"/>
          <table:table-cell office:value-type="float" office:value="31" calcext:value-type="float">
            <text:p>31</text:p>
          </table:table-cell>
          <table:table-cell table:formula="of:=360/256*[.L33]" office:value-type="float" office:value="43.59375" calcext:value-type="float">
            <text:p>43.59375</text:p>
          </table:table-cell>
          <table:table-cell table:style-name="ce8" table:formula="of:=127* SIN(RADIANS([.M33]))+128" office:value-type="float" office:value="215.571649181607" calcext:value-type="float">
            <text:p>216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G♯4/A♭4</text:p>
          </table:table-cell>
          <table:table-cell table:style-name="ce10" office:value-type="float" office:value="415.3" calcext:value-type="float">
            <text:p>415.300</text:p>
          </table:table-cell>
          <table:table-cell table:style-name="ce6" table:formula="of:=25000000/[.B34]/2" office:value-type="float" office:value="30098.7238141103" calcext:value-type="float">
            <text:p>30099</text:p>
          </table:table-cell>
          <table:table-cell table:style-name="ce17" table:formula="of:=50000000/[.B34]/128" office:value-type="float" office:value="940.585119190946" calcext:value-type="float">
            <text:p>941</text:p>
          </table:table-cell>
          <table:table-cell table:style-name="ce6" table:formula="of:=[.D34]/2" office:value-type="float" office:value="470.292559595473" calcext:value-type="float">
            <text:p>470</text:p>
          </table:table-cell>
          <table:table-cell table:style-name="ce5"/>
          <table:table-cell table:style-name="ce1"/>
          <table:table-cell table:number-columns-repeated="4"/>
          <table:table-cell office:value-type="float" office:value="32" calcext:value-type="float">
            <text:p>32</text:p>
          </table:table-cell>
          <table:table-cell table:formula="of:=360/256*[.L34]" office:value-type="float" office:value="45" calcext:value-type="float">
            <text:p>45</text:p>
          </table:table-cell>
          <table:table-cell table:style-name="ce8" table:formula="of:=127* SIN(RADIANS([.M34]))+128" office:value-type="float" office:value="217.802561210692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4 <text:a xlink:href="https://en.wikipedia.org/wiki/A440_(pitch_standard)" xlink:type="simple">A440</text:a></text:p>
          </table:table-cell>
          <table:table-cell table:style-name="ce13" office:value-type="float" office:value="440" calcext:value-type="float">
            <text:p>440.000</text:p>
          </table:table-cell>
          <table:table-cell table:style-name="ce6" table:formula="of:=25000000/[.B35]/2" office:value-type="float" office:value="28409.0909090909" calcext:value-type="float">
            <text:p>28409</text:p>
          </table:table-cell>
          <table:table-cell table:style-name="ce17" table:formula="of:=50000000/[.B35]/128" office:value-type="float" office:value="887.784090909091" calcext:value-type="float">
            <text:p>888</text:p>
          </table:table-cell>
          <table:table-cell table:style-name="ce6" table:formula="of:=[.D35]/2" office:value-type="float" office:value="443.892045454545" calcext:value-type="float">
            <text:p>444</text:p>
          </table:table-cell>
          <table:table-cell table:style-name="ce5" table:number-columns-repeated="2"/>
          <table:table-cell table:number-columns-repeated="4"/>
          <table:table-cell office:value-type="float" office:value="33" calcext:value-type="float">
            <text:p>33</text:p>
          </table:table-cell>
          <table:table-cell table:formula="of:=360/256*[.L35]" office:value-type="float" office:value="46.40625" calcext:value-type="float">
            <text:p>46.40625</text:p>
          </table:table-cell>
          <table:table-cell table:style-name="ce8" table:formula="of:=127* SIN(RADIANS([.M35]))+128" office:value-type="float" office:value="219.979379534836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4/B♭4</text:p>
          </table:table-cell>
          <table:table-cell table:style-name="ce10" office:value-type="float" office:value="466.16" calcext:value-type="float">
            <text:p>466.160</text:p>
          </table:table-cell>
          <table:table-cell table:style-name="ce6" table:formula="of:=25000000/[.B36]/2" office:value-type="float" office:value="26814.8275270293" calcext:value-type="float">
            <text:p>26815</text:p>
          </table:table-cell>
          <table:table-cell table:style-name="ce17" table:formula="of:=50000000/[.B36]/128" office:value-type="float" office:value="837.963360219667" calcext:value-type="float">
            <text:p>838</text:p>
          </table:table-cell>
          <table:table-cell table:style-name="ce6" table:formula="of:=[.D36]/2" office:value-type="float" office:value="418.981680109834" calcext:value-type="float">
            <text:p>419</text:p>
          </table:table-cell>
          <table:table-cell table:style-name="ce5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formula="of:=360/256*[.L36]" office:value-type="float" office:value="47.8125" calcext:value-type="float">
            <text:p>47.8125</text:p>
          </table:table-cell>
          <table:table-cell table:style-name="ce8" table:formula="of:=127* SIN(RADIANS([.M36]))+128" office:value-type="float" office:value="222.10079292008" calcext:value-type="float">
            <text:p>2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0" office:value-type="float" office:value="493.88" calcext:value-type="float">
            <text:p>493.880</text:p>
          </table:table-cell>
          <table:table-cell table:style-name="ce6" table:formula="of:=25000000/[.B37]/2" office:value-type="float" office:value="25309.7918522718" calcext:value-type="float">
            <text:p>25310</text:p>
          </table:table-cell>
          <table:table-cell table:style-name="ce17" table:formula="of:=50000000/[.B37]/128" office:value-type="float" office:value="790.930995383494" calcext:value-type="float">
            <text:p>791</text:p>
          </table:table-cell>
          <table:table-cell table:style-name="ce6" table:formula="of:=[.D37]/2" office:value-type="float" office:value="395.465497691747" calcext:value-type="float">
            <text:p>395</text:p>
          </table:table-cell>
          <table:table-cell table:style-name="ce5" table:number-columns-repeated="2"/>
          <table:table-cell table:number-columns-repeated="4"/>
          <table:table-cell office:value-type="float" office:value="35" calcext:value-type="float">
            <text:p>35</text:p>
          </table:table-cell>
          <table:table-cell table:formula="of:=360/256*[.L37]" office:value-type="float" office:value="49.21875" calcext:value-type="float">
            <text:p>49.21875</text:p>
          </table:table-cell>
          <table:table-cell table:style-name="ce8" table:formula="of:=127* SIN(RADIANS([.M37]))+128" office:value-type="float" office:value="224.165523506324" calcext:value-type="float">
            <text:p>2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5 <text:a xlink:href="https://en.wikipedia.org/wiki/Tenor_C" xlink:type="simple">Tenor C</text:a></text:p>
          </table:table-cell>
          <table:table-cell table:style-name="ce10" office:value-type="float" office:value="523.25" calcext:value-type="float">
            <text:p>523.250</text:p>
          </table:table-cell>
          <table:table-cell table:style-name="ce6" table:formula="of:=25000000/[.B38]/2" office:value-type="float" office:value="23889.1543239369" calcext:value-type="float">
            <text:p>23889</text:p>
          </table:table-cell>
          <table:table-cell table:style-name="ce17" table:formula="of:=50000000/[.B38]/128" office:value-type="float" office:value="746.536072623029" calcext:value-type="float">
            <text:p>747</text:p>
          </table:table-cell>
          <table:table-cell table:style-name="ce6" table:formula="of:=[.D38]/2" office:value-type="float" office:value="373.268036311515" calcext:value-type="float">
            <text:p>373</text:p>
          </table:table-cell>
          <table:table-cell table:style-name="ce5" table:number-columns-repeated="2"/>
          <table:table-cell table:number-columns-repeated="4"/>
          <table:table-cell office:value-type="float" office:value="36" calcext:value-type="float">
            <text:p>36</text:p>
          </table:table-cell>
          <table:table-cell table:formula="of:=360/256*[.L38]" office:value-type="float" office:value="50.625" calcext:value-type="float">
            <text:p>50.625</text:p>
          </table:table-cell>
          <table:table-cell table:style-name="ce8" table:formula="of:=127* SIN(RADIANS([.M38]))+128" office:value-type="float" office:value="226.172327577068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5/D♭5</text:p>
          </table:table-cell>
          <table:table-cell table:style-name="ce10" office:value-type="float" office:value="554.37" calcext:value-type="float">
            <text:p>554.370</text:p>
          </table:table-cell>
          <table:table-cell table:style-name="ce6" table:formula="of:=25000000/[.B39]/2" office:value-type="float" office:value="22548.1176831358" calcext:value-type="float">
            <text:p>22548</text:p>
          </table:table-cell>
          <table:table-cell table:style-name="ce17" table:formula="of:=50000000/[.B39]/128" office:value-type="float" office:value="704.628677597994" calcext:value-type="float">
            <text:p>705</text:p>
          </table:table-cell>
          <table:table-cell table:style-name="ce6" table:formula="of:=[.D39]/2" office:value-type="float" office:value="352.314338798997" calcext:value-type="float">
            <text:p>352</text:p>
          </table:table-cell>
          <table:table-cell table:style-name="ce5"/>
          <table:table-cell table:style-name="ce1"/>
          <table:table-cell table:number-columns-repeated="4"/>
          <table:table-cell office:value-type="float" office:value="37" calcext:value-type="float">
            <text:p>37</text:p>
          </table:table-cell>
          <table:table-cell table:formula="of:=360/256*[.L39]" office:value-type="float" office:value="52.03125" calcext:value-type="float">
            <text:p>52.03125</text:p>
          </table:table-cell>
          <table:table-cell table:style-name="ce8" table:formula="of:=127* SIN(RADIANS([.M39]))+128" office:value-type="float" office:value="228.119996308579" calcext:value-type="float">
            <text:p>2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0" office:value-type="float" office:value="587.33" calcext:value-type="float">
            <text:p>587.330</text:p>
          </table:table-cell>
          <table:table-cell table:style-name="ce6" table:formula="of:=25000000/[.B40]/2" office:value-type="float" office:value="21282.7541586502" calcext:value-type="float">
            <text:p>21283</text:p>
          </table:table-cell>
          <table:table-cell table:style-name="ce17" table:formula="of:=50000000/[.B40]/128" office:value-type="float" office:value="665.086067457818" calcext:value-type="float">
            <text:p>665</text:p>
          </table:table-cell>
          <table:table-cell table:style-name="ce6" table:formula="of:=[.D40]/2" office:value-type="float" office:value="332.543033728909" calcext:value-type="float">
            <text:p>333</text:p>
          </table:table-cell>
          <table:table-cell table:style-name="ce5" table:number-columns-repeated="2"/>
          <table:table-cell table:number-columns-repeated="4"/>
          <table:table-cell office:value-type="float" office:value="38" calcext:value-type="float">
            <text:p>38</text:p>
          </table:table-cell>
          <table:table-cell table:formula="of:=360/256*[.L40]" office:value-type="float" office:value="53.4375" calcext:value-type="float">
            <text:p>53.4375</text:p>
          </table:table-cell>
          <table:table-cell table:style-name="ce8" table:formula="of:=127* SIN(RADIANS([.M40]))+128" office:value-type="float" office:value="230.007356498042" calcext:value-type="float">
            <text:p>2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♯5/E♭5</text:p>
          </table:table-cell>
          <table:table-cell table:style-name="ce10" office:value-type="float" office:value="622.25" calcext:value-type="float">
            <text:p>622.250</text:p>
          </table:table-cell>
          <table:table-cell table:style-name="ce6" table:formula="of:=25000000/[.B41]/2" office:value-type="float" office:value="20088.3889112093" calcext:value-type="float">
            <text:p>20088</text:p>
          </table:table-cell>
          <table:table-cell table:style-name="ce17" table:formula="of:=50000000/[.B41]/128" office:value-type="float" office:value="627.762153475291" calcext:value-type="float">
            <text:p>628</text:p>
          </table:table-cell>
          <table:table-cell table:style-name="ce6" table:formula="of:=[.D41]/2" office:value-type="float" office:value="313.881076737646" calcext:value-type="float">
            <text:p>314</text:p>
          </table:table-cell>
          <table:table-cell table:style-name="ce5" table:number-columns-repeated="2"/>
          <table:table-cell table:number-columns-repeated="4"/>
          <table:table-cell office:value-type="float" office:value="39" calcext:value-type="float">
            <text:p>39</text:p>
          </table:table-cell>
          <table:table-cell table:formula="of:=360/256*[.L41]" office:value-type="float" office:value="54.84375" calcext:value-type="float">
            <text:p>54.84375</text:p>
          </table:table-cell>
          <table:table-cell table:style-name="ce8" table:formula="of:=127* SIN(RADIANS([.M41]))+128" office:value-type="float" office:value="231.833271270251" calcext:value-type="float">
            <text:p>2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0" office:value-type="float" office:value="659.26" calcext:value-type="float">
            <text:p>659.260</text:p>
          </table:table-cell>
          <table:table-cell table:style-name="ce6" table:formula="of:=25000000/[.B42]/2" office:value-type="float" office:value="18960.652853199" calcext:value-type="float">
            <text:p>18961</text:p>
          </table:table-cell>
          <table:table-cell table:style-name="ce17" table:formula="of:=50000000/[.B42]/128" office:value-type="float" office:value="592.52040166247" calcext:value-type="float">
            <text:p>593</text:p>
          </table:table-cell>
          <table:table-cell table:style-name="ce6" table:formula="of:=[.D42]/2" office:value-type="float" office:value="296.260200831235" calcext:value-type="float">
            <text:p>296</text:p>
          </table:table-cell>
          <table:table-cell table:style-name="ce5" table:number-columns-repeated="2"/>
          <table:table-cell table:number-columns-repeated="4"/>
          <table:table-cell office:value-type="float" office:value="40" calcext:value-type="float">
            <text:p>40</text:p>
          </table:table-cell>
          <table:table-cell table:formula="of:=360/256*[.L42]" office:value-type="float" office:value="56.25" calcext:value-type="float">
            <text:p>56.25</text:p>
          </table:table-cell>
          <table:table-cell table:style-name="ce8" table:formula="of:=127* SIN(RADIANS([.M42]))+128" office:value-type="float" office:value="233.596640762423" calcext:value-type="float">
            <text:p>2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0" office:value-type="float" office:value="698.46" calcext:value-type="float">
            <text:p>698.460</text:p>
          </table:table-cell>
          <table:table-cell table:style-name="ce6" table:formula="of:=25000000/[.B43]/2" office:value-type="float" office:value="17896.5151905621" calcext:value-type="float">
            <text:p>17897</text:p>
          </table:table-cell>
          <table:table-cell table:style-name="ce17" table:formula="of:=50000000/[.B43]/128" office:value-type="float" office:value="559.266099705065" calcext:value-type="float">
            <text:p>559</text:p>
          </table:table-cell>
          <table:table-cell table:style-name="ce6" table:formula="of:=[.D43]/2" office:value-type="float" office:value="279.633049852533" calcext:value-type="float">
            <text:p>280</text:p>
          </table:table-cell>
          <table:table-cell table:style-name="ce5"/>
          <table:table-cell table:style-name="ce1"/>
          <table:table-cell table:number-columns-repeated="4"/>
          <table:table-cell office:value-type="float" office:value="41" calcext:value-type="float">
            <text:p>41</text:p>
          </table:table-cell>
          <table:table-cell table:formula="of:=360/256*[.L43]" office:value-type="float" office:value="57.65625" calcext:value-type="float">
            <text:p>57.65625</text:p>
          </table:table-cell>
          <table:table-cell table:style-name="ce8" table:formula="of:=127* SIN(RADIANS([.M43]))+128" office:value-type="float" office:value="235.296402786713" calcext:value-type="float">
            <text:p>2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♯5/G♭5</text:p>
          </table:table-cell>
          <table:table-cell table:style-name="ce10" office:value-type="float" office:value="739.99" calcext:value-type="float">
            <text:p>739.990</text:p>
          </table:table-cell>
          <table:table-cell table:style-name="ce6" table:formula="of:=25000000/[.B44]/2" office:value-type="float" office:value="16892.120163786" calcext:value-type="float">
            <text:p>16892</text:p>
          </table:table-cell>
          <table:table-cell table:style-name="ce17" table:formula="of:=50000000/[.B44]/128" office:value-type="float" office:value="527.878755118312" calcext:value-type="float">
            <text:p>528</text:p>
          </table:table-cell>
          <table:table-cell table:style-name="ce6" table:formula="of:=[.D44]/2" office:value-type="float" office:value="263.939377559156" calcext:value-type="float">
            <text:p>264</text:p>
          </table:table-cell>
          <table:table-cell table:style-name="ce5" table:number-columns-repeated="2"/>
          <table:table-cell table:number-columns-repeated="4"/>
          <table:table-cell office:value-type="float" office:value="42" calcext:value-type="float">
            <text:p>42</text:p>
          </table:table-cell>
          <table:table-cell table:formula="of:=360/256*[.L44]" office:value-type="float" office:value="59.0625" calcext:value-type="float">
            <text:p>59.0625</text:p>
          </table:table-cell>
          <table:table-cell table:style-name="ce8" table:formula="of:=127* SIN(RADIANS([.M44]))+128" office:value-type="float" office:value="236.931533470035" calcext:value-type="float">
            <text:p>2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0" office:value-type="float" office:value="783.99" calcext:value-type="float">
            <text:p>783.990</text:p>
          </table:table-cell>
          <table:table-cell table:style-name="ce6" table:formula="of:=25000000/[.B45]/2" office:value-type="float" office:value="15944.0809193995" calcext:value-type="float">
            <text:p>15944</text:p>
          </table:table-cell>
          <table:table-cell table:style-name="ce17" table:formula="of:=50000000/[.B45]/128" office:value-type="float" office:value="498.252528731234" calcext:value-type="float">
            <text:p>498</text:p>
          </table:table-cell>
          <table:table-cell table:style-name="ce6" table:formula="of:=[.D45]/2" office:value-type="float" office:value="249.126264365617" calcext:value-type="float">
            <text:p>249</text:p>
          </table:table-cell>
          <table:table-cell table:style-name="ce5" table:number-columns-repeated="2"/>
          <table:table-cell table:number-columns-repeated="4"/>
          <table:table-cell office:value-type="float" office:value="43" calcext:value-type="float">
            <text:p>43</text:p>
          </table:table-cell>
          <table:table-cell table:formula="of:=360/256*[.L45]" office:value-type="float" office:value="60.46875" calcext:value-type="float">
            <text:p>60.46875</text:p>
          </table:table-cell>
          <table:table-cell table:style-name="ce8" table:formula="of:=127* SIN(RADIANS([.M45]))+128" office:value-type="float" office:value="238.501047870806" calcext:value-type="float">
            <text:p>2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♯5/A♭5</text:p>
          </table:table-cell>
          <table:table-cell table:style-name="ce10" office:value-type="float" office:value="830.61" calcext:value-type="float">
            <text:p>830.610</text:p>
          </table:table-cell>
          <table:table-cell table:style-name="ce6" table:formula="of:=25000000/[.B46]/2" office:value-type="float" office:value="15049.1807226015" calcext:value-type="float">
            <text:p>15049</text:p>
          </table:table-cell>
          <table:table-cell table:style-name="ce17" table:formula="of:=50000000/[.B46]/128" office:value-type="float" office:value="470.286897581296" calcext:value-type="float">
            <text:p>470</text:p>
          </table:table-cell>
          <table:table-cell table:style-name="ce6" table:formula="of:=[.D46]/2" office:value-type="float" office:value="235.143448790648" calcext:value-type="float">
            <text:p>235</text:p>
          </table:table-cell>
          <table:table-cell table:style-name="ce5" table:number-columns-repeated="2"/>
          <table:table-cell table:number-columns-repeated="4"/>
          <table:table-cell office:value-type="float" office:value="44" calcext:value-type="float">
            <text:p>44</text:p>
          </table:table-cell>
          <table:table-cell table:formula="of:=360/256*[.L46]" office:value-type="float" office:value="61.875" calcext:value-type="float">
            <text:p>61.875</text:p>
          </table:table-cell>
          <table:table-cell table:style-name="ce8" table:formula="of:=127* SIN(RADIANS([.M46]))+128" office:value-type="float" office:value="240.004000572241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1" office:value-type="float" office:value="880" calcext:value-type="float">
            <text:p>880.000</text:p>
          </table:table-cell>
          <table:table-cell table:style-name="ce6" table:formula="of:=25000000/[.B47]/2" office:value-type="float" office:value="14204.5454545455" calcext:value-type="float">
            <text:p>14205</text:p>
          </table:table-cell>
          <table:table-cell table:style-name="ce17" table:formula="of:=50000000/[.B47]/128" office:value-type="float" office:value="443.892045454545" calcext:value-type="float">
            <text:p>444</text:p>
          </table:table-cell>
          <table:table-cell table:style-name="ce6" table:formula="of:=[.D47]/2" office:value-type="float" office:value="221.946022727273" calcext:value-type="float">
            <text:p>222</text:p>
          </table:table-cell>
          <table:table-cell table:style-name="ce5" table:number-columns-repeated="2"/>
          <table:table-cell table:number-columns-repeated="4"/>
          <table:table-cell office:value-type="float" office:value="45" calcext:value-type="float">
            <text:p>45</text:p>
          </table:table-cell>
          <table:table-cell table:formula="of:=360/256*[.L47]" office:value-type="float" office:value="63.28125" calcext:value-type="float">
            <text:p>63.28125</text:p>
          </table:table-cell>
          <table:table-cell table:style-name="ce8" table:formula="of:=127* SIN(RADIANS([.M47]))+128" office:value-type="float" office:value="241.43948625183" calcext:value-type="float">
            <text:p>2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5/B♭5</text:p>
          </table:table-cell>
          <table:table-cell table:style-name="ce10" office:value-type="float" office:value="932.33" calcext:value-type="float">
            <text:p>932.330</text:p>
          </table:table-cell>
          <table:table-cell table:style-name="ce6" table:formula="of:=25000000/[.B48]/2" office:value-type="float" office:value="13407.2699580621" calcext:value-type="float">
            <text:p>13407</text:p>
          </table:table-cell>
          <table:table-cell table:style-name="ce17" table:formula="of:=50000000/[.B48]/128" office:value-type="float" office:value="418.977186189439" calcext:value-type="float">
            <text:p>419</text:p>
          </table:table-cell>
          <table:table-cell table:style-name="ce6" table:formula="of:=[.D48]/2" office:value-type="float" office:value="209.48859309472" calcext:value-type="float">
            <text:p>209</text:p>
          </table:table-cell>
          <table:table-cell table:style-name="ce5"/>
          <table:table-cell table:style-name="ce1"/>
          <table:table-cell table:number-columns-repeated="4"/>
          <table:table-cell office:value-type="float" office:value="46" calcext:value-type="float">
            <text:p>46</text:p>
          </table:table-cell>
          <table:table-cell table:formula="of:=360/256*[.L48]" office:value-type="float" office:value="64.6875" calcext:value-type="float">
            <text:p>64.6875</text:p>
          </table:table-cell>
          <table:table-cell table:style-name="ce8" table:formula="of:=127* SIN(RADIANS([.M48]))+128" office:value-type="float" office:value="242.806640226677" calcext:value-type="float">
            <text:p>2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0" office:value-type="float" office:value="987.77" calcext:value-type="float">
            <text:p>987.770</text:p>
          </table:table-cell>
          <table:table-cell table:style-name="ce6" table:formula="of:=25000000/[.B49]/2" office:value-type="float" office:value="12654.7678103202" calcext:value-type="float">
            <text:p>12655</text:p>
          </table:table-cell>
          <table:table-cell table:style-name="ce17" table:formula="of:=50000000/[.B49]/128" office:value-type="float" office:value="395.461494072507" calcext:value-type="float">
            <text:p>395</text:p>
          </table:table-cell>
          <table:table-cell table:style-name="ce6" table:formula="of:=[.D49]/2" office:value-type="float" office:value="197.730747036253" calcext:value-type="float">
            <text:p>198</text:p>
          </table:table-cell>
          <table:table-cell table:style-name="ce5" table:number-columns-repeated="2"/>
          <table:table-cell table:number-columns-repeated="4"/>
          <table:table-cell office:value-type="float" office:value="47" calcext:value-type="float">
            <text:p>47</text:p>
          </table:table-cell>
          <table:table-cell table:formula="of:=360/256*[.L49]" office:value-type="float" office:value="66.09375" calcext:value-type="float">
            <text:p>66.09375</text:p>
          </table:table-cell>
          <table:table-cell table:style-name="ce8" table:formula="of:=127* SIN(RADIANS([.M49]))+128" office:value-type="float" office:value="244.104638974348" calcext:value-type="float">
            <text:p>2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6 <text:a xlink:href="https://en.wikipedia.org/wiki/Soprano_C" xlink:type="simple">Soprano C</text:a> (High C)</text:p>
          </table:table-cell>
          <table:table-cell table:style-name="ce10" office:value-type="float" office:value="1046.5" calcext:value-type="float">
            <text:p>1046.500</text:p>
          </table:table-cell>
          <table:table-cell table:style-name="ce6" table:formula="of:=25000000/[.B50]/2" office:value-type="float" office:value="11944.5771619685" calcext:value-type="float">
            <text:p>11945</text:p>
          </table:table-cell>
          <table:table-cell table:style-name="ce17" table:formula="of:=50000000/[.B50]/128" office:value-type="float" office:value="373.268036311515" calcext:value-type="float">
            <text:p>373</text:p>
          </table:table-cell>
          <table:table-cell table:style-name="ce6" table:formula="of:=[.D50]/2" office:value-type="float" office:value="186.634018155757" calcext:value-type="float">
            <text:p>187</text:p>
          </table:table-cell>
          <table:table-cell table:style-name="ce1"/>
          <table:table-cell table:style-name="ce5"/>
          <table:table-cell table:number-columns-repeated="4"/>
          <table:table-cell office:value-type="float" office:value="48" calcext:value-type="float">
            <text:p>48</text:p>
          </table:table-cell>
          <table:table-cell table:formula="of:=360/256*[.L50]" office:value-type="float" office:value="67.5" calcext:value-type="float">
            <text:p>67.5</text:p>
          </table:table-cell>
          <table:table-cell table:style-name="ce8" table:formula="of:=127* SIN(RADIANS([.M50]))+128" office:value-type="float" office:value="245.332700628933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6/D♭6</text:p>
          </table:table-cell>
          <table:table-cell table:style-name="ce10" office:value-type="float" office:value="1108.7" calcext:value-type="float">
            <text:p>1108.700</text:p>
          </table:table-cell>
          <table:table-cell table:style-name="ce6" table:formula="of:=25000000/[.B51]/2" office:value-type="float" office:value="11274.465590331" calcext:value-type="float">
            <text:p>11274</text:p>
          </table:table-cell>
          <table:table-cell table:style-name="ce17" table:formula="of:=50000000/[.B51]/128" office:value-type="float" office:value="352.327049697844" calcext:value-type="float">
            <text:p>352</text:p>
          </table:table-cell>
          <table:table-cell table:style-name="ce6" table:formula="of:=[.D51]/2" office:value-type="float" office:value="176.163524848922" calcext:value-type="float">
            <text:p>176</text:p>
          </table:table-cell>
          <table:table-cell table:style-name="ce5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formula="of:=360/256*[.L51]" office:value-type="float" office:value="68.90625" calcext:value-type="float">
            <text:p>68.90625</text:p>
          </table:table-cell>
          <table:table-cell table:style-name="ce8" table:formula="of:=127* SIN(RADIANS([.M51]))+128" office:value-type="float" office:value="246.490085452012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0" office:value-type="float" office:value="1174.7" calcext:value-type="float">
            <text:p>1174.700</text:p>
          </table:table-cell>
          <table:table-cell table:style-name="ce6" table:formula="of:=25000000/[.B52]/2" office:value-type="float" office:value="10641.0147271644" calcext:value-type="float">
            <text:p>10641</text:p>
          </table:table-cell>
          <table:table-cell table:style-name="ce17" table:formula="of:=50000000/[.B52]/128" office:value-type="float" office:value="332.531710223887" calcext:value-type="float">
            <text:p>333</text:p>
          </table:table-cell>
          <table:table-cell table:style-name="ce6" table:formula="of:=[.D52]/2" office:value-type="float" office:value="166.265855111943" calcext:value-type="float">
            <text:p>166</text:p>
          </table:table-cell>
          <table:table-cell table:style-name="ce5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formula="of:=360/256*[.L52]" office:value-type="float" office:value="70.3125" calcext:value-type="float">
            <text:p>70.3125</text:p>
          </table:table-cell>
          <table:table-cell table:style-name="ce8" table:formula="of:=127* SIN(RADIANS([.M52]))+128" office:value-type="float" office:value="247.576096278244" calcext:value-type="float">
            <text:p>2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♯6/E♭6</text:p>
          </table:table-cell>
          <table:table-cell table:style-name="ce10" office:value-type="float" office:value="1244.5" calcext:value-type="float">
            <text:p>1244.500</text:p>
          </table:table-cell>
          <table:table-cell table:style-name="ce6" table:formula="of:=25000000/[.B53]/2" office:value-type="float" office:value="10044.1944556047" calcext:value-type="float">
            <text:p>10044</text:p>
          </table:table-cell>
          <table:table-cell table:style-name="ce17" table:formula="of:=50000000/[.B53]/128" office:value-type="float" office:value="313.881076737646" calcext:value-type="float">
            <text:p>314</text:p>
          </table:table-cell>
          <table:table-cell table:style-name="ce6" table:formula="of:=[.D53]/2" office:value-type="float" office:value="156.940538368823" calcext:value-type="float">
            <text:p>157</text:p>
          </table:table-cell>
          <table:table-cell table:style-name="ce5"/>
          <table:table-cell table:style-name="ce1"/>
          <table:table-cell table:number-columns-repeated="4"/>
          <table:table-cell office:value-type="float" office:value="51" calcext:value-type="float">
            <text:p>51</text:p>
          </table:table-cell>
          <table:table-cell table:formula="of:=360/256*[.L53]" office:value-type="float" office:value="71.71875" calcext:value-type="float">
            <text:p>71.71875</text:p>
          </table:table-cell>
          <table:table-cell table:style-name="ce8" table:formula="of:=127* SIN(RADIANS([.M53]))+128" office:value-type="float" office:value="248.590078935316" calcext:value-type="float">
            <text:p>2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0" office:value-type="float" office:value="1318.5" calcext:value-type="float">
            <text:p>1318.500</text:p>
          </table:table-cell>
          <table:table-cell table:style-name="ce6" table:formula="of:=25000000/[.B54]/2" office:value-type="float" office:value="9480.47023132347" calcext:value-type="float">
            <text:p>9480</text:p>
          </table:table-cell>
          <table:table-cell table:style-name="ce17" table:formula="of:=50000000/[.B54]/128" office:value-type="float" office:value="296.264694728859" calcext:value-type="float">
            <text:p>296</text:p>
          </table:table-cell>
          <table:table-cell table:style-name="ce6" table:formula="of:=[.D54]/2" office:value-type="float" office:value="148.132347364429" calcext:value-type="float">
            <text:p>148</text:p>
          </table:table-cell>
          <table:table-cell table:style-name="ce5" table:number-columns-repeated="2"/>
          <table:table-cell table:number-columns-repeated="4"/>
          <table:table-cell office:value-type="float" office:value="52" calcext:value-type="float">
            <text:p>52</text:p>
          </table:table-cell>
          <table:table-cell table:formula="of:=360/256*[.L54]" office:value-type="float" office:value="73.125" calcext:value-type="float">
            <text:p>73.125</text:p>
          </table:table-cell>
          <table:table-cell table:style-name="ce8" table:formula="of:=127* SIN(RADIANS([.M54]))+128" office:value-type="float" office:value="249.531422637991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0" office:value-type="float" office:value="1396.9" calcext:value-type="float">
            <text:p>1396.900</text:p>
          </table:table-cell>
          <table:table-cell table:style-name="ce6" table:formula="of:=25000000/[.B55]/2" office:value-type="float" office:value="8948.3857112177" calcext:value-type="float">
            <text:p>8948</text:p>
          </table:table-cell>
          <table:table-cell table:style-name="ce17" table:formula="of:=50000000/[.B55]/128" office:value-type="float" office:value="279.637053475553" calcext:value-type="float">
            <text:p>280</text:p>
          </table:table-cell>
          <table:table-cell table:style-name="ce6" table:formula="of:=[.D55]/2" office:value-type="float" office:value="139.818526737777" calcext:value-type="float">
            <text:p>140</text:p>
          </table:table-cell>
          <table:table-cell table:style-name="ce1"/>
          <table:table-cell table:style-name="ce5"/>
          <table:table-cell table:number-columns-repeated="4"/>
          <table:table-cell office:value-type="float" office:value="53" calcext:value-type="float">
            <text:p>53</text:p>
          </table:table-cell>
          <table:table-cell table:formula="of:=360/256*[.L55]" office:value-type="float" office:value="74.53125" calcext:value-type="float">
            <text:p>74.53125</text:p>
          </table:table-cell>
          <table:table-cell table:style-name="ce8" table:formula="of:=127* SIN(RADIANS([.M55]))+128" office:value-type="float" office:value="250.399560356021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♯6/G♭6</text:p>
          </table:table-cell>
          <table:table-cell table:style-name="ce10" office:value-type="float" office:value="1480" calcext:value-type="float">
            <text:p>1480.000</text:p>
          </table:table-cell>
          <table:table-cell table:style-name="ce6" table:formula="of:=25000000/[.B56]/2" office:value-type="float" office:value="8445.94594594595" calcext:value-type="float">
            <text:p>8446</text:p>
          </table:table-cell>
          <table:table-cell table:style-name="ce17" table:formula="of:=50000000/[.B56]/128" office:value-type="float" office:value="263.935810810811" calcext:value-type="float">
            <text:p>264</text:p>
          </table:table-cell>
          <table:table-cell table:style-name="ce6" table:formula="of:=[.D56]/2" office:value-type="float" office:value="131.967905405405" calcext:value-type="float">
            <text:p>132</text:p>
          </table:table-cell>
          <table:table-cell table:style-name="ce5" table:number-columns-repeated="2"/>
          <table:table-cell table:number-columns-repeated="4"/>
          <table:table-cell office:value-type="float" office:value="54" calcext:value-type="float">
            <text:p>54</text:p>
          </table:table-cell>
          <table:table-cell table:formula="of:=360/256*[.L56]" office:value-type="float" office:value="75.9375" calcext:value-type="float">
            <text:p>75.9375</text:p>
          </table:table-cell>
          <table:table-cell table:style-name="ce8" table:formula="of:=127* SIN(RADIANS([.M56]))+128" office:value-type="float" office:value="251.193969155707" calcext:value-type="float">
            <text:p>2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0" office:value-type="float" office:value="1568" calcext:value-type="float">
            <text:p>1568.000</text:p>
          </table:table-cell>
          <table:table-cell table:style-name="ce6" table:formula="of:=25000000/[.B57]/2" office:value-type="float" office:value="7971.9387755102" calcext:value-type="float">
            <text:p>7972</text:p>
          </table:table-cell>
          <table:table-cell table:style-name="ce17" table:formula="of:=50000000/[.B57]/128" office:value-type="float" office:value="249.123086734694" calcext:value-type="float">
            <text:p>249</text:p>
          </table:table-cell>
          <table:table-cell table:style-name="ce6" table:formula="of:=[.D57]/2" office:value-type="float" office:value="124.561543367347" calcext:value-type="float">
            <text:p>125</text:p>
          </table:table-cell>
          <table:table-cell table:style-name="ce5" table:number-columns-repeated="2"/>
          <table:table-cell table:number-columns-repeated="4"/>
          <table:table-cell office:value-type="float" office:value="55" calcext:value-type="float">
            <text:p>55</text:p>
          </table:table-cell>
          <table:table-cell table:formula="of:=360/256*[.L57]" office:value-type="float" office:value="77.34375" calcext:value-type="float">
            <text:p>77.34375</text:p>
          </table:table-cell>
          <table:table-cell table:style-name="ce8" table:formula="of:=127* SIN(RADIANS([.M57]))+128" office:value-type="float" office:value="251.914170514893" calcext:value-type="float">
            <text:p>2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♯6/A♭6</text:p>
          </table:table-cell>
          <table:table-cell table:style-name="ce10" office:value-type="float" office:value="1661.2" calcext:value-type="float">
            <text:p>1661.200</text:p>
          </table:table-cell>
          <table:table-cell table:style-name="ce6" table:formula="of:=25000000/[.B58]/2" office:value-type="float" office:value="7524.68095352757" calcext:value-type="float">
            <text:p>7525</text:p>
          </table:table-cell>
          <table:table-cell table:style-name="ce17" table:formula="of:=50000000/[.B58]/128" office:value-type="float" office:value="235.146279797737" calcext:value-type="float">
            <text:p>235</text:p>
          </table:table-cell>
          <table:table-cell table:style-name="ce6" table:formula="of:=[.D58]/2" office:value-type="float" office:value="117.573139898868" calcext:value-type="float">
            <text:p>118</text:p>
          </table:table-cell>
          <table:table-cell table:style-name="ce5"/>
          <table:table-cell table:style-name="ce1"/>
          <table:table-cell table:number-columns-repeated="4"/>
          <table:table-cell office:value-type="float" office:value="56" calcext:value-type="float">
            <text:p>56</text:p>
          </table:table-cell>
          <table:table-cell table:formula="of:=360/256*[.L58]" office:value-type="float" office:value="78.75" calcext:value-type="float">
            <text:p>78.75</text:p>
          </table:table-cell>
          <table:table-cell table:style-name="ce8" table:formula="of:=127* SIN(RADIANS([.M58]))+128" office:value-type="float" office:value="252.55973061121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1" office:value-type="float" office:value="1760" calcext:value-type="float">
            <text:p>1760.000</text:p>
          </table:table-cell>
          <table:table-cell table:style-name="ce6" table:formula="of:=25000000/[.B59]/2" office:value-type="float" office:value="7102.27272727273" calcext:value-type="float">
            <text:p>7102</text:p>
          </table:table-cell>
          <table:table-cell table:style-name="ce17" table:formula="of:=50000000/[.B59]/128" office:value-type="float" office:value="221.946022727273" calcext:value-type="float">
            <text:p>222</text:p>
          </table:table-cell>
          <table:table-cell table:style-name="ce6" table:formula="of:=[.D59]/2" office:value-type="float" office:value="110.973011363636" calcext:value-type="float">
            <text:p>111</text:p>
          </table:table-cell>
          <table:table-cell table:style-name="ce5" table:number-columns-repeated="2"/>
          <table:table-cell table:number-columns-repeated="4"/>
          <table:table-cell office:value-type="float" office:value="57" calcext:value-type="float">
            <text:p>57</text:p>
          </table:table-cell>
          <table:table-cell table:formula="of:=360/256*[.L59]" office:value-type="float" office:value="80.15625" calcext:value-type="float">
            <text:p>80.15625</text:p>
          </table:table-cell>
          <table:table-cell table:style-name="ce8" table:formula="of:=127* SIN(RADIANS([.M59]))+128" office:value-type="float" office:value="253.130260583396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6/B♭6</text:p>
          </table:table-cell>
          <table:table-cell table:style-name="ce10" office:value-type="float" office:value="1864.7" calcext:value-type="float">
            <text:p>1864.700</text:p>
          </table:table-cell>
          <table:table-cell table:style-name="ce6" table:formula="of:=25000000/[.B60]/2" office:value-type="float" office:value="6703.49117820561" calcext:value-type="float">
            <text:p>6703</text:p>
          </table:table-cell>
          <table:table-cell table:style-name="ce17" table:formula="of:=50000000/[.B60]/128" office:value-type="float" office:value="209.484099318925" calcext:value-type="float">
            <text:p>209</text:p>
          </table:table-cell>
          <table:table-cell table:style-name="ce6" table:formula="of:=[.D60]/2" office:value-type="float" office:value="104.742049659463" calcext:value-type="float">
            <text:p>105</text:p>
          </table:table-cell>
          <table:table-cell table:style-name="ce1"/>
          <table:table-cell table:style-name="ce5"/>
          <table:table-cell table:number-columns-repeated="4"/>
          <table:table-cell office:value-type="float" office:value="58" calcext:value-type="float">
            <text:p>58</text:p>
          </table:table-cell>
          <table:table-cell table:formula="of:=360/256*[.L60]" office:value-type="float" office:value="81.5625" calcext:value-type="float">
            <text:p>81.5625</text:p>
          </table:table-cell>
          <table:table-cell table:style-name="ce8" table:formula="of:=127* SIN(RADIANS([.M60]))+128" office:value-type="float" office:value="253.625416765527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0" office:value-type="float" office:value="1975.5" calcext:value-type="float">
            <text:p>1975.500</text:p>
          </table:table-cell>
          <table:table-cell table:style-name="ce6" table:formula="of:=25000000/[.B61]/2" office:value-type="float" office:value="6327.51202227284" calcext:value-type="float">
            <text:p>6328</text:p>
          </table:table-cell>
          <table:table-cell table:style-name="ce17" table:formula="of:=50000000/[.B61]/128" office:value-type="float" office:value="197.734750696026" calcext:value-type="float">
            <text:p>198</text:p>
          </table:table-cell>
          <table:table-cell table:style-name="ce6" table:formula="of:=[.D61]/2" office:value-type="float" office:value="98.8673753480132" calcext:value-type="float">
            <text:p>99</text:p>
          </table:table-cell>
          <table:table-cell table:style-name="ce5" table:number-columns-repeated="2"/>
          <table:table-cell table:number-columns-repeated="4"/>
          <table:table-cell office:value-type="float" office:value="59" calcext:value-type="float">
            <text:p>59</text:p>
          </table:table-cell>
          <table:table-cell table:formula="of:=360/256*[.L61]" office:value-type="float" office:value="82.96875" calcext:value-type="float">
            <text:p>82.96875</text:p>
          </table:table-cell>
          <table:table-cell table:style-name="ce8" table:formula="of:=127* SIN(RADIANS([.M61]))+128" office:value-type="float" office:value="254.044900894036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7 <text:a xlink:href="https://en.wikipedia.org/wiki/Double_high_C" xlink:type="simple">Double high C</text:a></text:p>
          </table:table-cell>
          <table:table-cell table:style-name="ce10" office:value-type="float" office:value="2093" calcext:value-type="float">
            <text:p>2093.000</text:p>
          </table:table-cell>
          <table:table-cell table:style-name="ce6" table:formula="of:=50000000/[.B62]/2" office:value-type="float" office:value="11944.5771619685" calcext:value-type="float">
            <text:p>11945</text:p>
          </table:table-cell>
          <table:table-cell table:style-name="ce17" table:formula="of:=50000000/[.B62]/128" office:value-type="float" office:value="186.634018155757" calcext:value-type="float">
            <text:p>187</text:p>
          </table:table-cell>
          <table:table-cell table:style-name="ce6" table:formula="of:=[.D62]/2" office:value-type="float" office:value="93.3170090778786" calcext:value-type="float">
            <text:p>93</text:p>
          </table:table-cell>
          <table:table-cell table:style-name="ce5"/>
          <table:table-cell table:number-columns-repeated="5"/>
          <table:table-cell office:value-type="float" office:value="60" calcext:value-type="float">
            <text:p>60</text:p>
          </table:table-cell>
          <table:table-cell table:formula="of:=360/256*[.L62]" office:value-type="float" office:value="84.375" calcext:value-type="float">
            <text:p>84.375</text:p>
          </table:table-cell>
          <table:table-cell table:style-name="ce8" table:formula="of:=127* SIN(RADIANS([.M62]))+128" office:value-type="float" office:value="254.388460287369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7/D♭7</text:p>
          </table:table-cell>
          <table:table-cell office:value-type="float" office:value="2217.5" calcext:value-type="float">
            <text:p>2217.500</text:p>
          </table:table-cell>
          <table:table-cell table:style-name="ce6" table:formula="of:=50000000/[.B63]/2" office:value-type="float" office:value="11273.9571589628" calcext:value-type="float">
            <text:p>11274</text:p>
          </table:table-cell>
          <table:table-cell table:style-name="ce17" table:formula="of:=50000000/[.B63]/128" office:value-type="float" office:value="176.155580608794" calcext:value-type="float">
            <text:p>176</text:p>
          </table:table-cell>
          <table:table-cell table:style-name="ce6" table:formula="of:=[.D63]/2" office:value-type="float" office:value="88.0777903043968" calcext:value-type="float">
            <text:p>88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formula="of:=360/256*[.L63]" office:value-type="float" office:value="85.78125" calcext:value-type="float">
            <text:p>85.78125</text:p>
          </table:table-cell>
          <table:table-cell table:style-name="ce8" table:formula="of:=127* SIN(RADIANS([.M63]))+128" office:value-type="float" office:value="254.655887998194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" calcext:value-type="float">
            <text:p>2349.300</text:p>
          </table:table-cell>
          <table:table-cell table:style-name="ce6" table:formula="of:=50000000/[.B64]/2" office:value-type="float" office:value="10641.4676712212" calcext:value-type="float">
            <text:p>10641</text:p>
          </table:table-cell>
          <table:table-cell table:style-name="ce17" table:formula="of:=50000000/[.B64]/128" office:value-type="float" office:value="166.272932362832" calcext:value-type="float">
            <text:p>166</text:p>
          </table:table-cell>
          <table:table-cell table:style-name="ce6" table:formula="of:=[.D64]/2" office:value-type="float" office:value="83.1364661814157" calcext:value-type="float">
            <text:p>83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formula="of:=360/256*[.L64]" office:value-type="float" office:value="87.1875" calcext:value-type="float">
            <text:p>87.1875</text:p>
          </table:table-cell>
          <table:table-cell table:style-name="ce8" table:formula="of:=127* SIN(RADIANS([.M64]))+128" office:value-type="float" office:value="254.847022938057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table:formula="of:=360/256*[.L65]" office:value-type="float" office:value="88.59375" calcext:value-type="float">
            <text:p>88.59375</text:p>
          </table:table-cell>
          <table:table-cell table:style-name="ce8" table:formula="of:=127* SIN(RADIANS([.M65]))+128" office:value-type="float" office:value="254.961749974418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4" calcext:value-type="float">
            <text:p>64</text:p>
          </table:table-cell>
          <table:table-cell table:formula="of:=360/256*[.L66]" office:value-type="float" office:value="90" calcext:value-type="float">
            <text:p>90</text:p>
          </table:table-cell>
          <table:table-cell table:style-name="ce8" table:formula="of:=127* SIN(RADIANS([.M66]))+128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table:formula="of:=360/256*[.L67]" office:value-type="float" office:value="91.40625" calcext:value-type="float">
            <text:p>91.40625</text:p>
          </table:table-cell>
          <table:table-cell table:style-name="ce8" table:formula="of:=127* SIN(RADIANS([.M67]))+128" office:value-type="float" office:value="254.961749974418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6" calcext:value-type="float">
            <text:p>66</text:p>
          </table:table-cell>
          <table:table-cell table:formula="of:=360/256*[.L68]" office:value-type="float" office:value="92.8125" calcext:value-type="float">
            <text:p>92.8125</text:p>
          </table:table-cell>
          <table:table-cell table:style-name="ce8" table:formula="of:=127* SIN(RADIANS([.M68]))+128" office:value-type="float" office:value="254.847022938057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table:formula="of:=360/256*[.L69]" office:value-type="float" office:value="94.21875" calcext:value-type="float">
            <text:p>94.21875</text:p>
          </table:table-cell>
          <table:table-cell table:style-name="ce8" table:formula="of:=127* SIN(RADIANS([.M69]))+128" office:value-type="float" office:value="254.655887998194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8" calcext:value-type="float">
            <text:p>68</text:p>
          </table:table-cell>
          <table:table-cell table:formula="of:=360/256*[.L70]" office:value-type="float" office:value="95.625" calcext:value-type="float">
            <text:p>95.625</text:p>
          </table:table-cell>
          <table:table-cell table:style-name="ce8" table:formula="of:=127* SIN(RADIANS([.M70]))+128" office:value-type="float" office:value="254.388460287369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table:formula="of:=360/256*[.L71]" office:value-type="float" office:value="97.03125" calcext:value-type="float">
            <text:p>97.03125</text:p>
          </table:table-cell>
          <table:table-cell table:style-name="ce8" table:formula="of:=127* SIN(RADIANS([.M71]))+128" office:value-type="float" office:value="254.044900894036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table:formula="of:=360/256*[.L72]" office:value-type="float" office:value="98.4375" calcext:value-type="float">
            <text:p>98.4375</text:p>
          </table:table-cell>
          <table:table-cell table:style-name="ce8" table:formula="of:=127* SIN(RADIANS([.M72]))+128" office:value-type="float" office:value="253.625416765527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1" calcext:value-type="float">
            <text:p>71</text:p>
          </table:table-cell>
          <table:table-cell table:formula="of:=360/256*[.L73]" office:value-type="float" office:value="99.84375" calcext:value-type="float">
            <text:p>99.84375</text:p>
          </table:table-cell>
          <table:table-cell table:style-name="ce8" table:formula="of:=127* SIN(RADIANS([.M73]))+128" office:value-type="float" office:value="253.130260583396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2" calcext:value-type="float">
            <text:p>72</text:p>
          </table:table-cell>
          <table:table-cell table:formula="of:=360/256*[.L74]" office:value-type="float" office:value="101.25" calcext:value-type="float">
            <text:p>101.25</text:p>
          </table:table-cell>
          <table:table-cell table:style-name="ce8" table:formula="of:=127* SIN(RADIANS([.M74]))+128" office:value-type="float" office:value="252.55973061121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table:formula="of:=360/256*[.L75]" office:value-type="float" office:value="102.65625" calcext:value-type="float">
            <text:p>102.65625</text:p>
          </table:table-cell>
          <table:table-cell table:style-name="ce8" table:formula="of:=127* SIN(RADIANS([.M75]))+128" office:value-type="float" office:value="251.914170514893" calcext:value-type="float">
            <text:p>25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4" calcext:value-type="float">
            <text:p>74</text:p>
          </table:table-cell>
          <table:table-cell table:formula="of:=360/256*[.L76]" office:value-type="float" office:value="104.0625" calcext:value-type="float">
            <text:p>104.0625</text:p>
          </table:table-cell>
          <table:table-cell table:style-name="ce8" table:formula="of:=127* SIN(RADIANS([.M76]))+128" office:value-type="float" office:value="251.193969155707" calcext:value-type="float">
            <text:p>25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table:formula="of:=360/256*[.L77]" office:value-type="float" office:value="105.46875" calcext:value-type="float">
            <text:p>105.46875</text:p>
          </table:table-cell>
          <table:table-cell table:style-name="ce8" table:formula="of:=127* SIN(RADIANS([.M77]))+128" office:value-type="float" office:value="250.399560356021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6" calcext:value-type="float">
            <text:p>76</text:p>
          </table:table-cell>
          <table:table-cell table:formula="of:=360/256*[.L78]" office:value-type="float" office:value="106.875" calcext:value-type="float">
            <text:p>106.875</text:p>
          </table:table-cell>
          <table:table-cell table:style-name="ce8" table:formula="of:=127* SIN(RADIANS([.M78]))+128" office:value-type="float" office:value="249.531422637991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7" calcext:value-type="float">
            <text:p>77</text:p>
          </table:table-cell>
          <table:table-cell table:formula="of:=360/256*[.L79]" office:value-type="float" office:value="108.28125" calcext:value-type="float">
            <text:p>108.28125</text:p>
          </table:table-cell>
          <table:table-cell table:style-name="ce8" table:formula="of:=127* SIN(RADIANS([.M79]))+128" office:value-type="float" office:value="248.590078935316" calcext:value-type="float">
            <text:p>24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8" calcext:value-type="float">
            <text:p>78</text:p>
          </table:table-cell>
          <table:table-cell table:formula="of:=360/256*[.L80]" office:value-type="float" office:value="109.6875" calcext:value-type="float">
            <text:p>109.6875</text:p>
          </table:table-cell>
          <table:table-cell table:style-name="ce8" table:formula="of:=127* SIN(RADIANS([.M80]))+128" office:value-type="float" office:value="247.576096278244" calcext:value-type="float">
            <text:p>24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9" calcext:value-type="float">
            <text:p>79</text:p>
          </table:table-cell>
          <table:table-cell table:formula="of:=360/256*[.L81]" office:value-type="float" office:value="111.09375" calcext:value-type="float">
            <text:p>111.09375</text:p>
          </table:table-cell>
          <table:table-cell table:style-name="ce8" table:formula="of:=127* SIN(RADIANS([.M81]))+128" office:value-type="float" office:value="246.490085452012" calcext:value-type="float">
            <text:p>24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table:formula="of:=360/256*[.L82]" office:value-type="float" office:value="112.5" calcext:value-type="float">
            <text:p>112.5</text:p>
          </table:table-cell>
          <table:table-cell table:style-name="ce8" table:formula="of:=127* SIN(RADIANS([.M82]))+128" office:value-type="float" office:value="245.332700628933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1" calcext:value-type="float">
            <text:p>81</text:p>
          </table:table-cell>
          <table:table-cell table:formula="of:=360/256*[.L83]" office:value-type="float" office:value="113.90625" calcext:value-type="float">
            <text:p>113.90625</text:p>
          </table:table-cell>
          <table:table-cell table:style-name="ce8" table:formula="of:=127* SIN(RADIANS([.M83]))+128" office:value-type="float" office:value="244.104638974348" calcext:value-type="float">
            <text:p>24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2" calcext:value-type="float">
            <text:p>82</text:p>
          </table:table-cell>
          <table:table-cell table:formula="of:=360/256*[.L84]" office:value-type="float" office:value="115.3125" calcext:value-type="float">
            <text:p>115.3125</text:p>
          </table:table-cell>
          <table:table-cell table:style-name="ce8" table:formula="of:=127* SIN(RADIANS([.M84]))+128" office:value-type="float" office:value="242.806640226677" calcext:value-type="float">
            <text:p>24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3" calcext:value-type="float">
            <text:p>83</text:p>
          </table:table-cell>
          <table:table-cell table:formula="of:=360/256*[.L85]" office:value-type="float" office:value="116.71875" calcext:value-type="float">
            <text:p>116.71875</text:p>
          </table:table-cell>
          <table:table-cell table:style-name="ce8" table:formula="of:=127* SIN(RADIANS([.M85]))+128" office:value-type="float" office:value="241.43948625183" calcext:value-type="float">
            <text:p>24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4" calcext:value-type="float">
            <text:p>84</text:p>
          </table:table-cell>
          <table:table-cell table:formula="of:=360/256*[.L86]" office:value-type="float" office:value="118.125" calcext:value-type="float">
            <text:p>118.125</text:p>
          </table:table-cell>
          <table:table-cell table:style-name="ce8" table:formula="of:=127* SIN(RADIANS([.M86]))+128" office:value-type="float" office:value="240.004000572241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table:formula="of:=360/256*[.L87]" office:value-type="float" office:value="119.53125" calcext:value-type="float">
            <text:p>119.53125</text:p>
          </table:table-cell>
          <table:table-cell table:style-name="ce8" table:formula="of:=127* SIN(RADIANS([.M87]))+128" office:value-type="float" office:value="238.501047870806" calcext:value-type="float">
            <text:p>23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6" calcext:value-type="float">
            <text:p>86</text:p>
          </table:table-cell>
          <table:table-cell table:formula="of:=360/256*[.L88]" office:value-type="float" office:value="120.9375" calcext:value-type="float">
            <text:p>120.9375</text:p>
          </table:table-cell>
          <table:table-cell table:style-name="ce8" table:formula="of:=127* SIN(RADIANS([.M88]))+128" office:value-type="float" office:value="236.931533470035" calcext:value-type="float">
            <text:p>23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7" calcext:value-type="float">
            <text:p>87</text:p>
          </table:table-cell>
          <table:table-cell table:formula="of:=360/256*[.L89]" office:value-type="float" office:value="122.34375" calcext:value-type="float">
            <text:p>122.34375</text:p>
          </table:table-cell>
          <table:table-cell table:style-name="ce8" table:formula="of:=127* SIN(RADIANS([.M89]))+128" office:value-type="float" office:value="235.296402786713" calcext:value-type="float">
            <text:p>23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8" calcext:value-type="float">
            <text:p>88</text:p>
          </table:table-cell>
          <table:table-cell table:formula="of:=360/256*[.L90]" office:value-type="float" office:value="123.75" calcext:value-type="float">
            <text:p>123.75</text:p>
          </table:table-cell>
          <table:table-cell table:style-name="ce8" table:formula="of:=127* SIN(RADIANS([.M90]))+128" office:value-type="float" office:value="233.596640762423" calcext:value-type="float">
            <text:p>23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9" calcext:value-type="float">
            <text:p>89</text:p>
          </table:table-cell>
          <table:table-cell table:formula="of:=360/256*[.L91]" office:value-type="float" office:value="125.15625" calcext:value-type="float">
            <text:p>125.15625</text:p>
          </table:table-cell>
          <table:table-cell table:style-name="ce8" table:formula="of:=127* SIN(RADIANS([.M91]))+128" office:value-type="float" office:value="231.833271270251" calcext:value-type="float">
            <text:p>23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table:formula="of:=360/256*[.L92]" office:value-type="float" office:value="126.5625" calcext:value-type="float">
            <text:p>126.5625</text:p>
          </table:table-cell>
          <table:table-cell table:style-name="ce8" table:formula="of:=127* SIN(RADIANS([.M92]))+128" office:value-type="float" office:value="230.007356498042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1" calcext:value-type="float">
            <text:p>91</text:p>
          </table:table-cell>
          <table:table-cell table:formula="of:=360/256*[.L93]" office:value-type="float" office:value="127.96875" calcext:value-type="float">
            <text:p>127.96875</text:p>
          </table:table-cell>
          <table:table-cell table:style-name="ce8" table:formula="of:=127* SIN(RADIANS([.M93]))+128" office:value-type="float" office:value="228.119996308579" calcext:value-type="float">
            <text:p>22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2" calcext:value-type="float">
            <text:p>92</text:p>
          </table:table-cell>
          <table:table-cell table:formula="of:=360/256*[.L94]" office:value-type="float" office:value="129.375" calcext:value-type="float">
            <text:p>129.375</text:p>
          </table:table-cell>
          <table:table-cell table:style-name="ce8" table:formula="of:=127* SIN(RADIANS([.M94]))+128" office:value-type="float" office:value="226.172327577068" calcext:value-type="float">
            <text:p>22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3" calcext:value-type="float">
            <text:p>93</text:p>
          </table:table-cell>
          <table:table-cell table:formula="of:=360/256*[.L95]" office:value-type="float" office:value="130.78125" calcext:value-type="float">
            <text:p>130.78125</text:p>
          </table:table-cell>
          <table:table-cell table:style-name="ce8" table:formula="of:=127* SIN(RADIANS([.M95]))+128" office:value-type="float" office:value="224.1655235063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4" calcext:value-type="float">
            <text:p>94</text:p>
          </table:table-cell>
          <table:table-cell table:formula="of:=360/256*[.L96]" office:value-type="float" office:value="132.1875" calcext:value-type="float">
            <text:p>132.1875</text:p>
          </table:table-cell>
          <table:table-cell table:style-name="ce8" table:formula="of:=127* SIN(RADIANS([.M96]))+128" office:value-type="float" office:value="222.10079292008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table:formula="of:=360/256*[.L97]" office:value-type="float" office:value="133.59375" calcext:value-type="float">
            <text:p>133.59375</text:p>
          </table:table-cell>
          <table:table-cell table:style-name="ce8" table:formula="of:=127* SIN(RADIANS([.M97]))+128" office:value-type="float" office:value="219.979379534836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6" calcext:value-type="float">
            <text:p>96</text:p>
          </table:table-cell>
          <table:table-cell table:formula="of:=360/256*[.L98]" office:value-type="float" office:value="135" calcext:value-type="float">
            <text:p>135</text:p>
          </table:table-cell>
          <table:table-cell table:style-name="ce8" table:formula="of:=127* SIN(RADIANS([.M98]))+128" office:value-type="float" office:value="217.802561210692" calcext:value-type="float">
            <text:p>21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7" calcext:value-type="float">
            <text:p>97</text:p>
          </table:table-cell>
          <table:table-cell table:formula="of:=360/256*[.L99]" office:value-type="float" office:value="136.40625" calcext:value-type="float">
            <text:p>136.40625</text:p>
          </table:table-cell>
          <table:table-cell table:style-name="ce8" table:formula="of:=127* SIN(RADIANS([.M99]))+128" office:value-type="float" office:value="215.571649181607" calcext:value-type="float">
            <text:p>21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8" calcext:value-type="float">
            <text:p>98</text:p>
          </table:table-cell>
          <table:table-cell table:formula="of:=360/256*[.L100]" office:value-type="float" office:value="137.8125" calcext:value-type="float">
            <text:p>137.8125</text:p>
          </table:table-cell>
          <table:table-cell table:style-name="ce8" table:formula="of:=127* SIN(RADIANS([.M100]))+128" office:value-type="float" office:value="213.287987265571" calcext:value-type="float">
            <text:p>21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9" calcext:value-type="float">
            <text:p>99</text:p>
          </table:table-cell>
          <table:table-cell table:formula="of:=360/256*[.L101]" office:value-type="float" office:value="139.21875" calcext:value-type="float">
            <text:p>139.21875</text:p>
          </table:table-cell>
          <table:table-cell table:style-name="ce8" table:formula="of:=127* SIN(RADIANS([.M101]))+128" office:value-type="float" office:value="210.95295105513" calcext:value-type="float">
            <text:p>21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table:formula="of:=360/256*[.L102]" office:value-type="float" office:value="140.625" calcext:value-type="float">
            <text:p>140.625</text:p>
          </table:table-cell>
          <table:table-cell table:style-name="ce8" table:formula="of:=127* SIN(RADIANS([.M102]))+128" office:value-type="float" office:value="208.567947088783" calcext:value-type="float">
            <text:p>20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1" calcext:value-type="float">
            <text:p>101</text:p>
          </table:table-cell>
          <table:table-cell table:formula="of:=360/256*[.L103]" office:value-type="float" office:value="142.03125" calcext:value-type="float">
            <text:p>142.03125</text:p>
          </table:table-cell>
          <table:table-cell table:style-name="ce8" table:formula="of:=127* SIN(RADIANS([.M103]))+128" office:value-type="float" office:value="206.13441200374" calcext:value-type="float">
            <text:p>20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2" calcext:value-type="float">
            <text:p>102</text:p>
          </table:table-cell>
          <table:table-cell table:formula="of:=360/256*[.L104]" office:value-type="float" office:value="143.4375" calcext:value-type="float">
            <text:p>143.4375</text:p>
          </table:table-cell>
          <table:table-cell table:style-name="ce8" table:formula="of:=127* SIN(RADIANS([.M104]))+128" office:value-type="float" office:value="203.653811670539" calcext:value-type="float">
            <text:p>20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3" calcext:value-type="float">
            <text:p>103</text:p>
          </table:table-cell>
          <table:table-cell table:formula="of:=360/256*[.L105]" office:value-type="float" office:value="144.84375" calcext:value-type="float">
            <text:p>144.84375</text:p>
          </table:table-cell>
          <table:table-cell table:style-name="ce8" table:formula="of:=127* SIN(RADIANS([.M105]))+128" office:value-type="float" office:value="201.127640310066" calcext:value-type="float">
            <text:p>20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4" calcext:value-type="float">
            <text:p>104</text:p>
          </table:table-cell>
          <table:table-cell table:formula="of:=360/256*[.L106]" office:value-type="float" office:value="146.25" calcext:value-type="float">
            <text:p>146.25</text:p>
          </table:table-cell>
          <table:table-cell table:style-name="ce8" table:formula="of:=127* SIN(RADIANS([.M106]))+128" office:value-type="float" office:value="198.557419593489" calcext:value-type="float">
            <text:p>19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5" calcext:value-type="float">
            <text:p>105</text:p>
          </table:table-cell>
          <table:table-cell table:formula="of:=360/256*[.L107]" office:value-type="float" office:value="147.65625" calcext:value-type="float">
            <text:p>147.65625</text:p>
          </table:table-cell>
          <table:table-cell table:style-name="ce8" table:formula="of:=127* SIN(RADIANS([.M107]))+128" office:value-type="float" office:value="195.944697725661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6" calcext:value-type="float">
            <text:p>106</text:p>
          </table:table-cell>
          <table:table-cell table:formula="of:=360/256*[.L108]" office:value-type="float" office:value="149.0625" calcext:value-type="float">
            <text:p>149.0625</text:p>
          </table:table-cell>
          <table:table-cell table:style-name="ce8" table:formula="of:=127* SIN(RADIANS([.M108]))+128" office:value-type="float" office:value="193.291048512539" calcext:value-type="float">
            <text:p>19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7" calcext:value-type="float">
            <text:p>107</text:p>
          </table:table-cell>
          <table:table-cell table:formula="of:=360/256*[.L109]" office:value-type="float" office:value="150.46875" calcext:value-type="float">
            <text:p>150.46875</text:p>
          </table:table-cell>
          <table:table-cell table:style-name="ce8" table:formula="of:=127* SIN(RADIANS([.M109]))+128" office:value-type="float" office:value="190.598070413183" calcext:value-type="float">
            <text:p>19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8" calcext:value-type="float">
            <text:p>108</text:p>
          </table:table-cell>
          <table:table-cell table:formula="of:=360/256*[.L110]" office:value-type="float" office:value="151.875" calcext:value-type="float">
            <text:p>151.875</text:p>
          </table:table-cell>
          <table:table-cell table:style-name="ce8" table:formula="of:=127* SIN(RADIANS([.M110]))+128" office:value-type="float" office:value="187.867385576902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9" calcext:value-type="float">
            <text:p>109</text:p>
          </table:table-cell>
          <table:table-cell table:formula="of:=360/256*[.L111]" office:value-type="float" office:value="153.28125" calcext:value-type="float">
            <text:p>153.28125</text:p>
          </table:table-cell>
          <table:table-cell table:style-name="ce8" table:formula="of:=127* SIN(RADIANS([.M111]))+128" office:value-type="float" office:value="185.10063886613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formula="of:=360/256*[.L112]" office:value-type="float" office:value="154.6875" calcext:value-type="float">
            <text:p>154.6875</text:p>
          </table:table-cell>
          <table:table-cell table:style-name="ce8" table:formula="of:=127* SIN(RADIANS([.M112]))+128" office:value-type="float" office:value="182.299496865646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1" calcext:value-type="float">
            <text:p>111</text:p>
          </table:table-cell>
          <table:table-cell table:formula="of:=360/256*[.L113]" office:value-type="float" office:value="156.09375" calcext:value-type="float">
            <text:p>156.09375</text:p>
          </table:table-cell>
          <table:table-cell table:style-name="ce8" table:formula="of:=127* SIN(RADIANS([.M113]))+128" office:value-type="float" office:value="179.465646878634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2" calcext:value-type="float">
            <text:p>112</text:p>
          </table:table-cell>
          <table:table-cell table:formula="of:=360/256*[.L114]" office:value-type="float" office:value="157.5" calcext:value-type="float">
            <text:p>157.5</text:p>
          </table:table-cell>
          <table:table-cell table:style-name="ce8" table:formula="of:=127* SIN(RADIANS([.M114]))+128" office:value-type="float" office:value="176.600795910366" calcext:value-type="float">
            <text:p>17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3" calcext:value-type="float">
            <text:p>113</text:p>
          </table:table-cell>
          <table:table-cell table:formula="of:=360/256*[.L115]" office:value-type="float" office:value="158.90625" calcext:value-type="float">
            <text:p>158.90625</text:p>
          </table:table-cell>
          <table:table-cell table:style-name="ce8" table:formula="of:=127* SIN(RADIANS([.M115]))+128" office:value-type="float" office:value="173.706669639944" calcext:value-type="float">
            <text:p>17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4" calcext:value-type="float">
            <text:p>114</text:p>
          </table:table-cell>
          <table:table-cell table:formula="of:=360/256*[.L116]" office:value-type="float" office:value="160.3125" calcext:value-type="float">
            <text:p>160.3125</text:p>
          </table:table-cell>
          <table:table-cell table:style-name="ce8" table:formula="of:=127* SIN(RADIANS([.M116]))+128" office:value-type="float" office:value="170.785011380812" calcext:value-type="float">
            <text:p>17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5" calcext:value-type="float">
            <text:p>115</text:p>
          </table:table-cell>
          <table:table-cell table:formula="of:=360/256*[.L117]" office:value-type="float" office:value="161.71875" calcext:value-type="float">
            <text:p>161.71875</text:p>
          </table:table-cell>
          <table:table-cell table:style-name="ce8" table:formula="of:=127* SIN(RADIANS([.M117]))+128" office:value-type="float" office:value="167.837581030659" calcext:value-type="float">
            <text:p>16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6" calcext:value-type="float">
            <text:p>116</text:p>
          </table:table-cell>
          <table:table-cell table:formula="of:=360/256*[.L118]" office:value-type="float" office:value="163.125" calcext:value-type="float">
            <text:p>163.125</text:p>
          </table:table-cell>
          <table:table-cell table:style-name="ce8" table:formula="of:=127* SIN(RADIANS([.M118]))+128" office:value-type="float" office:value="164.866154011317" calcext:value-type="float">
            <text:p>16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7" calcext:value-type="float">
            <text:p>117</text:p>
          </table:table-cell>
          <table:table-cell table:formula="of:=360/256*[.L119]" office:value-type="float" office:value="164.53125" calcext:value-type="float">
            <text:p>164.53125</text:p>
          </table:table-cell>
          <table:table-cell table:style-name="ce8" table:formula="of:=127* SIN(RADIANS([.M119]))+128" office:value-type="float" office:value="161.872520199312" calcext:value-type="float">
            <text:p>16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8" calcext:value-type="float">
            <text:p>118</text:p>
          </table:table-cell>
          <table:table-cell table:formula="of:=360/256*[.L120]" office:value-type="float" office:value="165.9375" calcext:value-type="float">
            <text:p>165.9375</text:p>
          </table:table-cell>
          <table:table-cell table:style-name="ce8" table:formula="of:=127* SIN(RADIANS([.M120]))+128" office:value-type="float" office:value="158.858482847715" calcext:value-type="float">
            <text:p>15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9" calcext:value-type="float">
            <text:p>119</text:p>
          </table:table-cell>
          <table:table-cell table:formula="of:=360/256*[.L121]" office:value-type="float" office:value="167.34375" calcext:value-type="float">
            <text:p>167.34375</text:p>
          </table:table-cell>
          <table:table-cell table:style-name="ce8" table:formula="of:=127* SIN(RADIANS([.M121]))+128" office:value-type="float" office:value="155.825857499923" calcext:value-type="float">
            <text:p>15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formula="of:=360/256*[.L122]" office:value-type="float" office:value="168.75" calcext:value-type="float">
            <text:p>168.75</text:p>
          </table:table-cell>
          <table:table-cell table:style-name="ce8" table:formula="of:=127* SIN(RADIANS([.M122]))+128" office:value-type="float" office:value="152.776470896048" calcext:value-type="float">
            <text:p>15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1" calcext:value-type="float">
            <text:p>121</text:p>
          </table:table-cell>
          <table:table-cell table:formula="of:=360/256*[.L123]" office:value-type="float" office:value="170.15625" calcext:value-type="float">
            <text:p>170.15625</text:p>
          </table:table-cell>
          <table:table-cell table:style-name="ce8" table:formula="of:=127* SIN(RADIANS([.M123]))+128" office:value-type="float" office:value="149.712159872558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 calcext:value-type="float">
            <text:p>122</text:p>
          </table:table-cell>
          <table:table-cell table:formula="of:=360/256*[.L124]" office:value-type="float" office:value="171.5625" calcext:value-type="float">
            <text:p>171.5625</text:p>
          </table:table-cell>
          <table:table-cell table:style-name="ce8" table:formula="of:=127* SIN(RADIANS([.M124]))+128" office:value-type="float" office:value="146.634770255831" calcext:value-type="float">
            <text:p>14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3" calcext:value-type="float">
            <text:p>123</text:p>
          </table:table-cell>
          <table:table-cell table:formula="of:=360/256*[.L125]" office:value-type="float" office:value="172.96875" calcext:value-type="float">
            <text:p>172.96875</text:p>
          </table:table-cell>
          <table:table-cell table:style-name="ce8" table:formula="of:=127* SIN(RADIANS([.M125]))+128" office:value-type="float" office:value="143.5461557503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4" calcext:value-type="float">
            <text:p>124</text:p>
          </table:table-cell>
          <table:table-cell table:formula="of:=360/256*[.L126]" office:value-type="float" office:value="174.375" calcext:value-type="float">
            <text:p>174.375</text:p>
          </table:table-cell>
          <table:table-cell table:style-name="ce8" table:formula="of:=127* SIN(RADIANS([.M126]))+128" office:value-type="float" office:value="140.448176821854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5" calcext:value-type="float">
            <text:p>125</text:p>
          </table:table-cell>
          <table:table-cell table:formula="of:=360/256*[.L127]" office:value-type="float" office:value="175.78125" calcext:value-type="float">
            <text:p>175.78125</text:p>
          </table:table-cell>
          <table:table-cell table:style-name="ce8" table:formula="of:=127* SIN(RADIANS([.M127]))+128" office:value-type="float" office:value="137.342699577158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6" calcext:value-type="float">
            <text:p>126</text:p>
          </table:table-cell>
          <table:table-cell table:formula="of:=360/256*[.L128]" office:value-type="float" office:value="177.1875" calcext:value-type="float">
            <text:p>177.1875</text:p>
          </table:table-cell>
          <table:table-cell table:style-name="ce8" table:formula="of:=127* SIN(RADIANS([.M128]))+128" office:value-type="float" office:value="134.231594639582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7" calcext:value-type="float">
            <text:p>127</text:p>
          </table:table-cell>
          <table:table-cell table:formula="of:=360/256*[.L129]" office:value-type="float" office:value="178.59375" calcext:value-type="float">
            <text:p>178.59375</text:p>
          </table:table-cell>
          <table:table-cell table:style-name="ce8" table:formula="of:=127* SIN(RADIANS([.M129]))+128" office:value-type="float" office:value="131.1167360224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8" calcext:value-type="float">
            <text:p>128</text:p>
          </table:table-cell>
          <table:table-cell table:formula="of:=360/256*[.L130]" office:value-type="float" office:value="180" calcext:value-type="float">
            <text:p>180</text:p>
          </table:table-cell>
          <table:table-cell table:style-name="ce8" table:formula="of:=127* SIN(RADIANS([.M130]))+128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9" calcext:value-type="float">
            <text:p>129</text:p>
          </table:table-cell>
          <table:table-cell table:formula="of:=360/256*[.L131]" office:value-type="float" office:value="181.40625" calcext:value-type="float">
            <text:p>181.40625</text:p>
          </table:table-cell>
          <table:table-cell table:style-name="ce8" table:formula="of:=127* SIN(RADIANS([.M131]))+128" office:value-type="float" office:value="124.88326397759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formula="of:=360/256*[.L132]" office:value-type="float" office:value="182.8125" calcext:value-type="float">
            <text:p>182.8125</text:p>
          </table:table-cell>
          <table:table-cell table:style-name="ce8" table:formula="of:=127* SIN(RADIANS([.M132]))+128" office:value-type="float" office:value="121.768405360418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1" calcext:value-type="float">
            <text:p>131</text:p>
          </table:table-cell>
          <table:table-cell table:formula="of:=360/256*[.L133]" office:value-type="float" office:value="184.21875" calcext:value-type="float">
            <text:p>184.21875</text:p>
          </table:table-cell>
          <table:table-cell table:style-name="ce8" table:formula="of:=127* SIN(RADIANS([.M133]))+128" office:value-type="float" office:value="118.657300422842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 calcext:value-type="float">
            <text:p>132</text:p>
          </table:table-cell>
          <table:table-cell table:formula="of:=360/256*[.L134]" office:value-type="float" office:value="185.625" calcext:value-type="float">
            <text:p>185.625</text:p>
          </table:table-cell>
          <table:table-cell table:style-name="ce8" table:formula="of:=127* SIN(RADIANS([.M134]))+128" office:value-type="float" office:value="115.55182317814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 calcext:value-type="float">
            <text:p>133</text:p>
          </table:table-cell>
          <table:table-cell table:formula="of:=360/256*[.L135]" office:value-type="float" office:value="187.03125" calcext:value-type="float">
            <text:p>187.03125</text:p>
          </table:table-cell>
          <table:table-cell table:style-name="ce8" table:formula="of:=127* SIN(RADIANS([.M135]))+128" office:value-type="float" office:value="112.4538442497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4" calcext:value-type="float">
            <text:p>134</text:p>
          </table:table-cell>
          <table:table-cell table:formula="of:=360/256*[.L136]" office:value-type="float" office:value="188.4375" calcext:value-type="float">
            <text:p>188.4375</text:p>
          </table:table-cell>
          <table:table-cell table:style-name="ce8" table:formula="of:=127* SIN(RADIANS([.M136]))+128" office:value-type="float" office:value="109.36522974416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formula="of:=360/256*[.L137]" office:value-type="float" office:value="189.84375" calcext:value-type="float">
            <text:p>189.84375</text:p>
          </table:table-cell>
          <table:table-cell table:style-name="ce8" table:formula="of:=127* SIN(RADIANS([.M137]))+128" office:value-type="float" office:value="106.287840127442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6" calcext:value-type="float">
            <text:p>136</text:p>
          </table:table-cell>
          <table:table-cell table:formula="of:=360/256*[.L138]" office:value-type="float" office:value="191.25" calcext:value-type="float">
            <text:p>191.25</text:p>
          </table:table-cell>
          <table:table-cell table:style-name="ce8" table:formula="of:=127* SIN(RADIANS([.M138]))+128" office:value-type="float" office:value="103.223529103952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7" calcext:value-type="float">
            <text:p>137</text:p>
          </table:table-cell>
          <table:table-cell table:formula="of:=360/256*[.L139]" office:value-type="float" office:value="192.65625" calcext:value-type="float">
            <text:p>192.65625</text:p>
          </table:table-cell>
          <table:table-cell table:style-name="ce8" table:formula="of:=127* SIN(RADIANS([.M139]))+128" office:value-type="float" office:value="100.174142500078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8" calcext:value-type="float">
            <text:p>138</text:p>
          </table:table-cell>
          <table:table-cell table:formula="of:=360/256*[.L140]" office:value-type="float" office:value="194.0625" calcext:value-type="float">
            <text:p>194.0625</text:p>
          </table:table-cell>
          <table:table-cell table:style-name="ce8" table:formula="of:=127* SIN(RADIANS([.M140]))+128" office:value-type="float" office:value="97.1415171522855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9" calcext:value-type="float">
            <text:p>139</text:p>
          </table:table-cell>
          <table:table-cell table:formula="of:=360/256*[.L141]" office:value-type="float" office:value="195.46875" calcext:value-type="float">
            <text:p>195.46875</text:p>
          </table:table-cell>
          <table:table-cell table:style-name="ce8" table:formula="of:=127* SIN(RADIANS([.M141]))+128" office:value-type="float" office:value="94.1274798006879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formula="of:=360/256*[.L142]" office:value-type="float" office:value="196.875" calcext:value-type="float">
            <text:p>196.875</text:p>
          </table:table-cell>
          <table:table-cell table:style-name="ce8" table:formula="of:=127* SIN(RADIANS([.M142]))+128" office:value-type="float" office:value="91.1338459886833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1" calcext:value-type="float">
            <text:p>141</text:p>
          </table:table-cell>
          <table:table-cell table:formula="of:=360/256*[.L143]" office:value-type="float" office:value="198.28125" calcext:value-type="float">
            <text:p>198.28125</text:p>
          </table:table-cell>
          <table:table-cell table:style-name="ce8" table:formula="of:=127* SIN(RADIANS([.M143]))+128" office:value-type="float" office:value="88.162418969340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2" calcext:value-type="float">
            <text:p>142</text:p>
          </table:table-cell>
          <table:table-cell table:formula="of:=360/256*[.L144]" office:value-type="float" office:value="199.6875" calcext:value-type="float">
            <text:p>199.6875</text:p>
          </table:table-cell>
          <table:table-cell table:style-name="ce8" table:formula="of:=127* SIN(RADIANS([.M144]))+128" office:value-type="float" office:value="85.214988619188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3" calcext:value-type="float">
            <text:p>143</text:p>
          </table:table-cell>
          <table:table-cell table:formula="of:=360/256*[.L145]" office:value-type="float" office:value="201.09375" calcext:value-type="float">
            <text:p>201.09375</text:p>
          </table:table-cell>
          <table:table-cell table:style-name="ce8" table:formula="of:=127* SIN(RADIANS([.M145]))+128" office:value-type="float" office:value="82.2933303600565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4" calcext:value-type="float">
            <text:p>144</text:p>
          </table:table-cell>
          <table:table-cell table:formula="of:=360/256*[.L146]" office:value-type="float" office:value="202.5" calcext:value-type="float">
            <text:p>202.5</text:p>
          </table:table-cell>
          <table:table-cell table:style-name="ce8" table:formula="of:=127* SIN(RADIANS([.M146]))+128" office:value-type="float" office:value="79.3992040896336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table:formula="of:=360/256*[.L147]" office:value-type="float" office:value="203.90625" calcext:value-type="float">
            <text:p>203.90625</text:p>
          </table:table-cell>
          <table:table-cell table:style-name="ce8" table:formula="of:=127* SIN(RADIANS([.M147]))+128" office:value-type="float" office:value="76.5343531213663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6" calcext:value-type="float">
            <text:p>146</text:p>
          </table:table-cell>
          <table:table-cell table:formula="of:=360/256*[.L148]" office:value-type="float" office:value="205.3125" calcext:value-type="float">
            <text:p>205.3125</text:p>
          </table:table-cell>
          <table:table-cell table:style-name="ce8" table:formula="of:=127* SIN(RADIANS([.M148]))+128" office:value-type="float" office:value="73.7005031343542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7" calcext:value-type="float">
            <text:p>147</text:p>
          </table:table-cell>
          <table:table-cell table:formula="of:=360/256*[.L149]" office:value-type="float" office:value="206.71875" calcext:value-type="float">
            <text:p>206.71875</text:p>
          </table:table-cell>
          <table:table-cell table:style-name="ce8" table:formula="of:=127* SIN(RADIANS([.M149]))+128" office:value-type="float" office:value="70.899361133865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8" calcext:value-type="float">
            <text:p>148</text:p>
          </table:table-cell>
          <table:table-cell table:formula="of:=360/256*[.L150]" office:value-type="float" office:value="208.125" calcext:value-type="float">
            <text:p>208.125</text:p>
          </table:table-cell>
          <table:table-cell table:style-name="ce8" table:formula="of:=127* SIN(RADIANS([.M150]))+128" office:value-type="float" office:value="68.1326144230983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 calcext:value-type="float">
            <text:p>149</text:p>
          </table:table-cell>
          <table:table-cell table:formula="of:=360/256*[.L151]" office:value-type="float" office:value="209.53125" calcext:value-type="float">
            <text:p>209.53125</text:p>
          </table:table-cell>
          <table:table-cell table:style-name="ce8" table:formula="of:=127* SIN(RADIANS([.M151]))+128" office:value-type="float" office:value="65.4019295868174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table:formula="of:=360/256*[.L152]" office:value-type="float" office:value="210.9375" calcext:value-type="float">
            <text:p>210.9375</text:p>
          </table:table-cell>
          <table:table-cell table:style-name="ce8" table:formula="of:=127* SIN(RADIANS([.M152]))+128" office:value-type="float" office:value="62.7089514874609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1" calcext:value-type="float">
            <text:p>151</text:p>
          </table:table-cell>
          <table:table-cell table:formula="of:=360/256*[.L153]" office:value-type="float" office:value="212.34375" calcext:value-type="float">
            <text:p>212.34375</text:p>
          </table:table-cell>
          <table:table-cell table:style-name="ce8" table:formula="of:=127* SIN(RADIANS([.M153]))+128" office:value-type="float" office:value="60.0553022743387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 calcext:value-type="float">
            <text:p>152</text:p>
          </table:table-cell>
          <table:table-cell table:formula="of:=360/256*[.L154]" office:value-type="float" office:value="213.75" calcext:value-type="float">
            <text:p>213.75</text:p>
          </table:table-cell>
          <table:table-cell table:style-name="ce8" table:formula="of:=127* SIN(RADIANS([.M154]))+128" office:value-type="float" office:value="57.4425804065106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3" calcext:value-type="float">
            <text:p>153</text:p>
          </table:table-cell>
          <table:table-cell table:formula="of:=360/256*[.L155]" office:value-type="float" office:value="215.15625" calcext:value-type="float">
            <text:p>215.15625</text:p>
          </table:table-cell>
          <table:table-cell table:style-name="ce8" table:formula="of:=127* SIN(RADIANS([.M155]))+128" office:value-type="float" office:value="54.8723596899337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4" calcext:value-type="float">
            <text:p>154</text:p>
          </table:table-cell>
          <table:table-cell table:formula="of:=360/256*[.L156]" office:value-type="float" office:value="216.5625" calcext:value-type="float">
            <text:p>216.5625</text:p>
          </table:table-cell>
          <table:table-cell table:style-name="ce8" table:formula="of:=127* SIN(RADIANS([.M156]))+128" office:value-type="float" office:value="52.346188329461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 calcext:value-type="float">
            <text:p>155</text:p>
          </table:table-cell>
          <table:table-cell table:formula="of:=360/256*[.L157]" office:value-type="float" office:value="217.96875" calcext:value-type="float">
            <text:p>217.96875</text:p>
          </table:table-cell>
          <table:table-cell table:style-name="ce8" table:formula="of:=127* SIN(RADIANS([.M157]))+128" office:value-type="float" office:value="49.8655879962604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6" calcext:value-type="float">
            <text:p>156</text:p>
          </table:table-cell>
          <table:table-cell table:formula="of:=360/256*[.L158]" office:value-type="float" office:value="219.375" calcext:value-type="float">
            <text:p>219.375</text:p>
          </table:table-cell>
          <table:table-cell table:style-name="ce8" table:formula="of:=127* SIN(RADIANS([.M158]))+128" office:value-type="float" office:value="47.4320529112171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7" calcext:value-type="float">
            <text:p>157</text:p>
          </table:table-cell>
          <table:table-cell table:formula="of:=360/256*[.L159]" office:value-type="float" office:value="220.78125" calcext:value-type="float">
            <text:p>220.78125</text:p>
          </table:table-cell>
          <table:table-cell table:style-name="ce8" table:formula="of:=127* SIN(RADIANS([.M159]))+128" office:value-type="float" office:value="45.0470489448704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8" calcext:value-type="float">
            <text:p>158</text:p>
          </table:table-cell>
          <table:table-cell table:formula="of:=360/256*[.L160]" office:value-type="float" office:value="222.1875" calcext:value-type="float">
            <text:p>222.1875</text:p>
          </table:table-cell>
          <table:table-cell table:style-name="ce8" table:formula="of:=127* SIN(RADIANS([.M160]))+128" office:value-type="float" office:value="42.7120127344287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9" calcext:value-type="float">
            <text:p>159</text:p>
          </table:table-cell>
          <table:table-cell table:formula="of:=360/256*[.L161]" office:value-type="float" office:value="223.59375" calcext:value-type="float">
            <text:p>223.59375</text:p>
          </table:table-cell>
          <table:table-cell table:style-name="ce8" table:formula="of:=127* SIN(RADIANS([.M161]))+128" office:value-type="float" office:value="40.4283508183925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0" calcext:value-type="float">
            <text:p>160</text:p>
          </table:table-cell>
          <table:table-cell table:formula="of:=360/256*[.L162]" office:value-type="float" office:value="225" calcext:value-type="float">
            <text:p>225</text:p>
          </table:table-cell>
          <table:table-cell table:style-name="ce8" table:formula="of:=127* SIN(RADIANS([.M162]))+128" office:value-type="float" office:value="38.1974387893085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 calcext:value-type="float">
            <text:p>161</text:p>
          </table:table-cell>
          <table:table-cell table:formula="of:=360/256*[.L163]" office:value-type="float" office:value="226.40625" calcext:value-type="float">
            <text:p>226.40625</text:p>
          </table:table-cell>
          <table:table-cell table:style-name="ce8" table:formula="of:=127* SIN(RADIANS([.M163]))+128" office:value-type="float" office:value="36.0206204651637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2" calcext:value-type="float">
            <text:p>162</text:p>
          </table:table-cell>
          <table:table-cell table:formula="of:=360/256*[.L164]" office:value-type="float" office:value="227.8125" calcext:value-type="float">
            <text:p>227.8125</text:p>
          </table:table-cell>
          <table:table-cell table:style-name="ce8" table:formula="of:=127* SIN(RADIANS([.M164]))+128" office:value-type="float" office:value="33.8992070799202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3" calcext:value-type="float">
            <text:p>163</text:p>
          </table:table-cell>
          <table:table-cell table:formula="of:=360/256*[.L165]" office:value-type="float" office:value="229.21875" calcext:value-type="float">
            <text:p>229.21875</text:p>
          </table:table-cell>
          <table:table-cell table:style-name="ce8" table:formula="of:=127* SIN(RADIANS([.M165]))+128" office:value-type="float" office:value="31.8344764936765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4" calcext:value-type="float">
            <text:p>164</text:p>
          </table:table-cell>
          <table:table-cell table:formula="of:=360/256*[.L166]" office:value-type="float" office:value="230.625" calcext:value-type="float">
            <text:p>230.625</text:p>
          </table:table-cell>
          <table:table-cell table:style-name="ce8" table:formula="of:=127* SIN(RADIANS([.M166]))+128" office:value-type="float" office:value="29.8276724229324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5" calcext:value-type="float">
            <text:p>165</text:p>
          </table:table-cell>
          <table:table-cell table:formula="of:=360/256*[.L167]" office:value-type="float" office:value="232.03125" calcext:value-type="float">
            <text:p>232.03125</text:p>
          </table:table-cell>
          <table:table-cell table:style-name="ce8" table:formula="of:=127* SIN(RADIANS([.M167]))+128" office:value-type="float" office:value="27.8800036914211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6" calcext:value-type="float">
            <text:p>166</text:p>
          </table:table-cell>
          <table:table-cell table:formula="of:=360/256*[.L168]" office:value-type="float" office:value="233.4375" calcext:value-type="float">
            <text:p>233.4375</text:p>
          </table:table-cell>
          <table:table-cell table:style-name="ce8" table:formula="of:=127* SIN(RADIANS([.M168]))+128" office:value-type="float" office:value="25.9926435019581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7" calcext:value-type="float">
            <text:p>167</text:p>
          </table:table-cell>
          <table:table-cell table:formula="of:=360/256*[.L169]" office:value-type="float" office:value="234.84375" calcext:value-type="float">
            <text:p>234.84375</text:p>
          </table:table-cell>
          <table:table-cell table:style-name="ce8" table:formula="of:=127* SIN(RADIANS([.M169]))+128" office:value-type="float" office:value="24.1667287297489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8" calcext:value-type="float">
            <text:p>168</text:p>
          </table:table-cell>
          <table:table-cell table:formula="of:=360/256*[.L170]" office:value-type="float" office:value="236.25" calcext:value-type="float">
            <text:p>236.25</text:p>
          </table:table-cell>
          <table:table-cell table:style-name="ce8" table:formula="of:=127* SIN(RADIANS([.M170]))+128" office:value-type="float" office:value="22.4033592375768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9" calcext:value-type="float">
            <text:p>169</text:p>
          </table:table-cell>
          <table:table-cell table:formula="of:=360/256*[.L171]" office:value-type="float" office:value="237.65625" calcext:value-type="float">
            <text:p>237.65625</text:p>
          </table:table-cell>
          <table:table-cell table:style-name="ce8" table:formula="of:=127* SIN(RADIANS([.M171]))+128" office:value-type="float" office:value="20.7035972132872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 calcext:value-type="float">
            <text:p>170</text:p>
          </table:table-cell>
          <table:table-cell table:formula="of:=360/256*[.L172]" office:value-type="float" office:value="239.0625" calcext:value-type="float">
            <text:p>239.0625</text:p>
          </table:table-cell>
          <table:table-cell table:style-name="ce8" table:formula="of:=127* SIN(RADIANS([.M172]))+128" office:value-type="float" office:value="19.0684665299654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 calcext:value-type="float">
            <text:p>171</text:p>
          </table:table-cell>
          <table:table-cell table:formula="of:=360/256*[.L173]" office:value-type="float" office:value="240.46875" calcext:value-type="float">
            <text:p>240.46875</text:p>
          </table:table-cell>
          <table:table-cell table:style-name="ce8" table:formula="of:=127* SIN(RADIANS([.M173]))+128" office:value-type="float" office:value="17.498952129193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2" calcext:value-type="float">
            <text:p>172</text:p>
          </table:table-cell>
          <table:table-cell table:formula="of:=360/256*[.L174]" office:value-type="float" office:value="241.875" calcext:value-type="float">
            <text:p>241.875</text:p>
          </table:table-cell>
          <table:table-cell table:style-name="ce8" table:formula="of:=127* SIN(RADIANS([.M174]))+128" office:value-type="float" office:value="15.9959994277589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3" calcext:value-type="float">
            <text:p>173</text:p>
          </table:table-cell>
          <table:table-cell table:formula="of:=360/256*[.L175]" office:value-type="float" office:value="243.28125" calcext:value-type="float">
            <text:p>243.28125</text:p>
          </table:table-cell>
          <table:table-cell table:style-name="ce8" table:formula="of:=127* SIN(RADIANS([.M175]))+128" office:value-type="float" office:value="14.5605137481696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4" calcext:value-type="float">
            <text:p>174</text:p>
          </table:table-cell>
          <table:table-cell table:formula="of:=360/256*[.L176]" office:value-type="float" office:value="244.6875" calcext:value-type="float">
            <text:p>244.6875</text:p>
          </table:table-cell>
          <table:table-cell table:style-name="ce8" table:formula="of:=127* SIN(RADIANS([.M176]))+128" office:value-type="float" office:value="13.1933597733227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5" calcext:value-type="float">
            <text:p>175</text:p>
          </table:table-cell>
          <table:table-cell table:formula="of:=360/256*[.L177]" office:value-type="float" office:value="246.09375" calcext:value-type="float">
            <text:p>246.09375</text:p>
          </table:table-cell>
          <table:table-cell table:style-name="ce8" table:formula="of:=127* SIN(RADIANS([.M177]))+128" office:value-type="float" office:value="11.8953610256516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6" calcext:value-type="float">
            <text:p>176</text:p>
          </table:table-cell>
          <table:table-cell table:formula="of:=360/256*[.L178]" office:value-type="float" office:value="247.5" calcext:value-type="float">
            <text:p>247.5</text:p>
          </table:table-cell>
          <table:table-cell table:style-name="ce8" table:formula="of:=127* SIN(RADIANS([.M178]))+128" office:value-type="float" office:value="10.6672993710666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7" calcext:value-type="float">
            <text:p>177</text:p>
          </table:table-cell>
          <table:table-cell table:formula="of:=360/256*[.L179]" office:value-type="float" office:value="248.90625" calcext:value-type="float">
            <text:p>248.90625</text:p>
          </table:table-cell>
          <table:table-cell table:style-name="ce8" table:formula="of:=127* SIN(RADIANS([.M179]))+128" office:value-type="float" office:value="9.50991454798815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8" calcext:value-type="float">
            <text:p>178</text:p>
          </table:table-cell>
          <table:table-cell table:formula="of:=360/256*[.L180]" office:value-type="float" office:value="250.3125" calcext:value-type="float">
            <text:p>250.3125</text:p>
          </table:table-cell>
          <table:table-cell table:style-name="ce8" table:formula="of:=127* SIN(RADIANS([.M180]))+128" office:value-type="float" office:value="8.42390372175636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 calcext:value-type="float">
            <text:p>179</text:p>
          </table:table-cell>
          <table:table-cell table:formula="of:=360/256*[.L181]" office:value-type="float" office:value="251.71875" calcext:value-type="float">
            <text:p>251.71875</text:p>
          </table:table-cell>
          <table:table-cell table:style-name="ce8" table:formula="of:=127* SIN(RADIANS([.M181]))+128" office:value-type="float" office:value="7.40992106468434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0" calcext:value-type="float">
            <text:p>180</text:p>
          </table:table-cell>
          <table:table-cell table:formula="of:=360/256*[.L182]" office:value-type="float" office:value="253.125" calcext:value-type="float">
            <text:p>253.125</text:p>
          </table:table-cell>
          <table:table-cell table:style-name="ce8" table:formula="of:=127* SIN(RADIANS([.M182]))+128" office:value-type="float" office:value="6.46857736200948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1" calcext:value-type="float">
            <text:p>181</text:p>
          </table:table-cell>
          <table:table-cell table:formula="of:=360/256*[.L183]" office:value-type="float" office:value="254.53125" calcext:value-type="float">
            <text:p>254.53125</text:p>
          </table:table-cell>
          <table:table-cell table:style-name="ce8" table:formula="of:=127* SIN(RADIANS([.M183]))+128" office:value-type="float" office:value="5.60043964397914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 calcext:value-type="float">
            <text:p>182</text:p>
          </table:table-cell>
          <table:table-cell table:formula="of:=360/256*[.L184]" office:value-type="float" office:value="255.9375" calcext:value-type="float">
            <text:p>255.9375</text:p>
          </table:table-cell>
          <table:table-cell table:style-name="ce8" table:formula="of:=127* SIN(RADIANS([.M184]))+128" office:value-type="float" office:value="4.80603084429292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3" calcext:value-type="float">
            <text:p>183</text:p>
          </table:table-cell>
          <table:table-cell table:formula="of:=360/256*[.L185]" office:value-type="float" office:value="257.34375" calcext:value-type="float">
            <text:p>257.34375</text:p>
          </table:table-cell>
          <table:table-cell table:style-name="ce8" table:formula="of:=127* SIN(RADIANS([.M185]))+128" office:value-type="float" office:value="4.08582948510689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4" calcext:value-type="float">
            <text:p>184</text:p>
          </table:table-cell>
          <table:table-cell table:formula="of:=360/256*[.L186]" office:value-type="float" office:value="258.75" calcext:value-type="float">
            <text:p>258.75</text:p>
          </table:table-cell>
          <table:table-cell table:style-name="ce8" table:formula="of:=127* SIN(RADIANS([.M186]))+128" office:value-type="float" office:value="3.44026938878974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5" calcext:value-type="float">
            <text:p>185</text:p>
          </table:table-cell>
          <table:table-cell table:formula="of:=360/256*[.L187]" office:value-type="float" office:value="260.15625" calcext:value-type="float">
            <text:p>260.15625</text:p>
          </table:table-cell>
          <table:table-cell table:style-name="ce8" table:formula="of:=127* SIN(RADIANS([.M187]))+128" office:value-type="float" office:value="2.86973941660447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6" calcext:value-type="float">
            <text:p>186</text:p>
          </table:table-cell>
          <table:table-cell table:formula="of:=360/256*[.L188]" office:value-type="float" office:value="261.5625" calcext:value-type="float">
            <text:p>261.5625</text:p>
          </table:table-cell>
          <table:table-cell table:style-name="ce8" table:formula="of:=127* SIN(RADIANS([.M188]))+128" office:value-type="float" office:value="2.3745832344728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 calcext:value-type="float">
            <text:p>187</text:p>
          </table:table-cell>
          <table:table-cell table:formula="of:=360/256*[.L189]" office:value-type="float" office:value="262.96875" calcext:value-type="float">
            <text:p>262.96875</text:p>
          </table:table-cell>
          <table:table-cell table:style-name="ce8" table:formula="of:=127* SIN(RADIANS([.M189]))+128" office:value-type="float" office:value="1.95509910596383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8" calcext:value-type="float">
            <text:p>188</text:p>
          </table:table-cell>
          <table:table-cell table:formula="of:=360/256*[.L190]" office:value-type="float" office:value="264.375" calcext:value-type="float">
            <text:p>264.375</text:p>
          </table:table-cell>
          <table:table-cell table:style-name="ce8" table:formula="of:=127* SIN(RADIANS([.M190]))+128" office:value-type="float" office:value="1.61153971263099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9" calcext:value-type="float">
            <text:p>189</text:p>
          </table:table-cell>
          <table:table-cell table:formula="of:=360/256*[.L191]" office:value-type="float" office:value="265.78125" calcext:value-type="float">
            <text:p>265.78125</text:p>
          </table:table-cell>
          <table:table-cell table:style-name="ce8" table:formula="of:=127* SIN(RADIANS([.M191]))+128" office:value-type="float" office:value="1.34411200180634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0" calcext:value-type="float">
            <text:p>190</text:p>
          </table:table-cell>
          <table:table-cell table:formula="of:=360/256*[.L192]" office:value-type="float" office:value="267.1875" calcext:value-type="float">
            <text:p>267.1875</text:p>
          </table:table-cell>
          <table:table-cell table:style-name="ce8" table:formula="of:=127* SIN(RADIANS([.M192]))+128" office:value-type="float" office:value="1.152977061943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1" calcext:value-type="float">
            <text:p>191</text:p>
          </table:table-cell>
          <table:table-cell table:formula="of:=360/256*[.L193]" office:value-type="float" office:value="268.59375" calcext:value-type="float">
            <text:p>268.59375</text:p>
          </table:table-cell>
          <table:table-cell table:style-name="ce8" table:formula="of:=127* SIN(RADIANS([.M193]))+128" office:value-type="float" office:value="1.03825002558206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2" calcext:value-type="float">
            <text:p>192</text:p>
          </table:table-cell>
          <table:table-cell table:formula="of:=360/256*[.L194]" office:value-type="float" office:value="270" calcext:value-type="float">
            <text:p>270</text:p>
          </table:table-cell>
          <table:table-cell table:style-name="ce8" table:formula="of:=127* SIN(RADIANS([.M194]))+1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3" calcext:value-type="float">
            <text:p>193</text:p>
          </table:table-cell>
          <table:table-cell table:formula="of:=360/256*[.L195]" office:value-type="float" office:value="271.40625" calcext:value-type="float">
            <text:p>271.40625</text:p>
          </table:table-cell>
          <table:table-cell table:style-name="ce8" table:formula="of:=127* SIN(RADIANS([.M195]))+128" office:value-type="float" office:value="1.03825002558206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 calcext:value-type="float">
            <text:p>194</text:p>
          </table:table-cell>
          <table:table-cell table:formula="of:=360/256*[.L196]" office:value-type="float" office:value="272.8125" calcext:value-type="float">
            <text:p>272.8125</text:p>
          </table:table-cell>
          <table:table-cell table:style-name="ce8" table:formula="of:=127* SIN(RADIANS([.M196]))+128" office:value-type="float" office:value="1.152977061943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5" calcext:value-type="float">
            <text:p>195</text:p>
          </table:table-cell>
          <table:table-cell table:formula="of:=360/256*[.L197]" office:value-type="float" office:value="274.21875" calcext:value-type="float">
            <text:p>274.21875</text:p>
          </table:table-cell>
          <table:table-cell table:style-name="ce8" table:formula="of:=127* SIN(RADIANS([.M197]))+128" office:value-type="float" office:value="1.34411200180634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 calcext:value-type="float">
            <text:p>196</text:p>
          </table:table-cell>
          <table:table-cell table:formula="of:=360/256*[.L198]" office:value-type="float" office:value="275.625" calcext:value-type="float">
            <text:p>275.625</text:p>
          </table:table-cell>
          <table:table-cell table:style-name="ce8" table:formula="of:=127* SIN(RADIANS([.M198]))+128" office:value-type="float" office:value="1.61153971263099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7" calcext:value-type="float">
            <text:p>197</text:p>
          </table:table-cell>
          <table:table-cell table:formula="of:=360/256*[.L199]" office:value-type="float" office:value="277.03125" calcext:value-type="float">
            <text:p>277.03125</text:p>
          </table:table-cell>
          <table:table-cell table:style-name="ce8" table:formula="of:=127* SIN(RADIANS([.M199]))+128" office:value-type="float" office:value="1.95509910596383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8" calcext:value-type="float">
            <text:p>198</text:p>
          </table:table-cell>
          <table:table-cell table:formula="of:=360/256*[.L200]" office:value-type="float" office:value="278.4375" calcext:value-type="float">
            <text:p>278.4375</text:p>
          </table:table-cell>
          <table:table-cell table:style-name="ce8" table:formula="of:=127* SIN(RADIANS([.M200]))+128" office:value-type="float" office:value="2.3745832344728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9" calcext:value-type="float">
            <text:p>199</text:p>
          </table:table-cell>
          <table:table-cell table:formula="of:=360/256*[.L201]" office:value-type="float" office:value="279.84375" calcext:value-type="float">
            <text:p>279.84375</text:p>
          </table:table-cell>
          <table:table-cell table:style-name="ce8" table:formula="of:=127* SIN(RADIANS([.M201]))+128" office:value-type="float" office:value="2.86973941660446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0" calcext:value-type="float">
            <text:p>200</text:p>
          </table:table-cell>
          <table:table-cell table:formula="of:=360/256*[.L202]" office:value-type="float" office:value="281.25" calcext:value-type="float">
            <text:p>281.25</text:p>
          </table:table-cell>
          <table:table-cell table:style-name="ce8" table:formula="of:=127* SIN(RADIANS([.M202]))+128" office:value-type="float" office:value="3.4402693887897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1" calcext:value-type="float">
            <text:p>201</text:p>
          </table:table-cell>
          <table:table-cell table:formula="of:=360/256*[.L203]" office:value-type="float" office:value="282.65625" calcext:value-type="float">
            <text:p>282.65625</text:p>
          </table:table-cell>
          <table:table-cell table:style-name="ce8" table:formula="of:=127* SIN(RADIANS([.M203]))+128" office:value-type="float" office:value="4.08582948510687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2" calcext:value-type="float">
            <text:p>202</text:p>
          </table:table-cell>
          <table:table-cell table:formula="of:=360/256*[.L204]" office:value-type="float" office:value="284.0625" calcext:value-type="float">
            <text:p>284.0625</text:p>
          </table:table-cell>
          <table:table-cell table:style-name="ce8" table:formula="of:=127* SIN(RADIANS([.M204]))+128" office:value-type="float" office:value="4.80603084429292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3" calcext:value-type="float">
            <text:p>203</text:p>
          </table:table-cell>
          <table:table-cell table:formula="of:=360/256*[.L205]" office:value-type="float" office:value="285.46875" calcext:value-type="float">
            <text:p>285.46875</text:p>
          </table:table-cell>
          <table:table-cell table:style-name="ce8" table:formula="of:=127* SIN(RADIANS([.M205]))+128" office:value-type="float" office:value="5.60043964397913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4" calcext:value-type="float">
            <text:p>204</text:p>
          </table:table-cell>
          <table:table-cell table:formula="of:=360/256*[.L206]" office:value-type="float" office:value="286.875" calcext:value-type="float">
            <text:p>286.875</text:p>
          </table:table-cell>
          <table:table-cell table:style-name="ce8" table:formula="of:=127* SIN(RADIANS([.M206]))+128" office:value-type="float" office:value="6.46857736200947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5" calcext:value-type="float">
            <text:p>205</text:p>
          </table:table-cell>
          <table:table-cell table:formula="of:=360/256*[.L207]" office:value-type="float" office:value="288.28125" calcext:value-type="float">
            <text:p>288.28125</text:p>
          </table:table-cell>
          <table:table-cell table:style-name="ce8" table:formula="of:=127* SIN(RADIANS([.M207]))+128" office:value-type="float" office:value="7.40992106468433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6" calcext:value-type="float">
            <text:p>206</text:p>
          </table:table-cell>
          <table:table-cell table:formula="of:=360/256*[.L208]" office:value-type="float" office:value="289.6875" calcext:value-type="float">
            <text:p>289.6875</text:p>
          </table:table-cell>
          <table:table-cell table:style-name="ce8" table:formula="of:=127* SIN(RADIANS([.M208]))+128" office:value-type="float" office:value="8.42390372175635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7" calcext:value-type="float">
            <text:p>207</text:p>
          </table:table-cell>
          <table:table-cell table:formula="of:=360/256*[.L209]" office:value-type="float" office:value="291.09375" calcext:value-type="float">
            <text:p>291.09375</text:p>
          </table:table-cell>
          <table:table-cell table:style-name="ce8" table:formula="of:=127* SIN(RADIANS([.M209]))+128" office:value-type="float" office:value="9.50991454798813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8" calcext:value-type="float">
            <text:p>208</text:p>
          </table:table-cell>
          <table:table-cell table:formula="of:=360/256*[.L210]" office:value-type="float" office:value="292.5" calcext:value-type="float">
            <text:p>292.5</text:p>
          </table:table-cell>
          <table:table-cell table:style-name="ce8" table:formula="of:=127* SIN(RADIANS([.M210]))+128" office:value-type="float" office:value="10.6672993710666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9" calcext:value-type="float">
            <text:p>209</text:p>
          </table:table-cell>
          <table:table-cell table:formula="of:=360/256*[.L211]" office:value-type="float" office:value="293.90625" calcext:value-type="float">
            <text:p>293.90625</text:p>
          </table:table-cell>
          <table:table-cell table:style-name="ce8" table:formula="of:=127* SIN(RADIANS([.M211]))+128" office:value-type="float" office:value="11.8953610256516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0" calcext:value-type="float">
            <text:p>210</text:p>
          </table:table-cell>
          <table:table-cell table:formula="of:=360/256*[.L212]" office:value-type="float" office:value="295.3125" calcext:value-type="float">
            <text:p>295.3125</text:p>
          </table:table-cell>
          <table:table-cell table:style-name="ce8" table:formula="of:=127* SIN(RADIANS([.M212]))+128" office:value-type="float" office:value="13.1933597733227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1" calcext:value-type="float">
            <text:p>211</text:p>
          </table:table-cell>
          <table:table-cell table:formula="of:=360/256*[.L213]" office:value-type="float" office:value="296.71875" calcext:value-type="float">
            <text:p>296.71875</text:p>
          </table:table-cell>
          <table:table-cell table:style-name="ce8" table:formula="of:=127* SIN(RADIANS([.M213]))+128" office:value-type="float" office:value="14.5605137481696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2" calcext:value-type="float">
            <text:p>212</text:p>
          </table:table-cell>
          <table:table-cell table:formula="of:=360/256*[.L214]" office:value-type="float" office:value="298.125" calcext:value-type="float">
            <text:p>298.125</text:p>
          </table:table-cell>
          <table:table-cell table:style-name="ce8" table:formula="of:=127* SIN(RADIANS([.M214]))+128" office:value-type="float" office:value="15.9959994277589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 calcext:value-type="float">
            <text:p>213</text:p>
          </table:table-cell>
          <table:table-cell table:formula="of:=360/256*[.L215]" office:value-type="float" office:value="299.53125" calcext:value-type="float">
            <text:p>299.53125</text:p>
          </table:table-cell>
          <table:table-cell table:style-name="ce8" table:formula="of:=127* SIN(RADIANS([.M215]))+128" office:value-type="float" office:value="17.4989521291936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4" calcext:value-type="float">
            <text:p>214</text:p>
          </table:table-cell>
          <table:table-cell table:formula="of:=360/256*[.L216]" office:value-type="float" office:value="300.9375" calcext:value-type="float">
            <text:p>300.9375</text:p>
          </table:table-cell>
          <table:table-cell table:style-name="ce8" table:formula="of:=127* SIN(RADIANS([.M216]))+128" office:value-type="float" office:value="19.0684665299654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5" calcext:value-type="float">
            <text:p>215</text:p>
          </table:table-cell>
          <table:table-cell table:formula="of:=360/256*[.L217]" office:value-type="float" office:value="302.34375" calcext:value-type="float">
            <text:p>302.34375</text:p>
          </table:table-cell>
          <table:table-cell table:style-name="ce8" table:formula="of:=127* SIN(RADIANS([.M217]))+128" office:value-type="float" office:value="20.7035972132872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6" calcext:value-type="float">
            <text:p>216</text:p>
          </table:table-cell>
          <table:table-cell table:formula="of:=360/256*[.L218]" office:value-type="float" office:value="303.75" calcext:value-type="float">
            <text:p>303.75</text:p>
          </table:table-cell>
          <table:table-cell table:style-name="ce8" table:formula="of:=127* SIN(RADIANS([.M218]))+128" office:value-type="float" office:value="22.4033592375767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7" calcext:value-type="float">
            <text:p>217</text:p>
          </table:table-cell>
          <table:table-cell table:formula="of:=360/256*[.L219]" office:value-type="float" office:value="305.15625" calcext:value-type="float">
            <text:p>305.15625</text:p>
          </table:table-cell>
          <table:table-cell table:style-name="ce8" table:formula="of:=127* SIN(RADIANS([.M219]))+128" office:value-type="float" office:value="24.1667287297488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8" calcext:value-type="float">
            <text:p>218</text:p>
          </table:table-cell>
          <table:table-cell table:formula="of:=360/256*[.L220]" office:value-type="float" office:value="306.5625" calcext:value-type="float">
            <text:p>306.5625</text:p>
          </table:table-cell>
          <table:table-cell table:style-name="ce8" table:formula="of:=127* SIN(RADIANS([.M220]))+128" office:value-type="float" office:value="25.9926435019581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9" calcext:value-type="float">
            <text:p>219</text:p>
          </table:table-cell>
          <table:table-cell table:formula="of:=360/256*[.L221]" office:value-type="float" office:value="307.96875" calcext:value-type="float">
            <text:p>307.96875</text:p>
          </table:table-cell>
          <table:table-cell table:style-name="ce8" table:formula="of:=127* SIN(RADIANS([.M221]))+128" office:value-type="float" office:value="27.880003691421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0" calcext:value-type="float">
            <text:p>220</text:p>
          </table:table-cell>
          <table:table-cell table:formula="of:=360/256*[.L222]" office:value-type="float" office:value="309.375" calcext:value-type="float">
            <text:p>309.375</text:p>
          </table:table-cell>
          <table:table-cell table:style-name="ce8" table:formula="of:=127* SIN(RADIANS([.M222]))+128" office:value-type="float" office:value="29.8276724229324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1" calcext:value-type="float">
            <text:p>221</text:p>
          </table:table-cell>
          <table:table-cell table:formula="of:=360/256*[.L223]" office:value-type="float" office:value="310.78125" calcext:value-type="float">
            <text:p>310.78125</text:p>
          </table:table-cell>
          <table:table-cell table:style-name="ce8" table:formula="of:=127* SIN(RADIANS([.M223]))+128" office:value-type="float" office:value="31.8344764936765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2" calcext:value-type="float">
            <text:p>222</text:p>
          </table:table-cell>
          <table:table-cell table:formula="of:=360/256*[.L224]" office:value-type="float" office:value="312.1875" calcext:value-type="float">
            <text:p>312.1875</text:p>
          </table:table-cell>
          <table:table-cell table:style-name="ce8" table:formula="of:=127* SIN(RADIANS([.M224]))+128" office:value-type="float" office:value="33.8992070799202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3" calcext:value-type="float">
            <text:p>223</text:p>
          </table:table-cell>
          <table:table-cell table:formula="of:=360/256*[.L225]" office:value-type="float" office:value="313.59375" calcext:value-type="float">
            <text:p>313.59375</text:p>
          </table:table-cell>
          <table:table-cell table:style-name="ce8" table:formula="of:=127* SIN(RADIANS([.M225]))+128" office:value-type="float" office:value="36.0206204651637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4" calcext:value-type="float">
            <text:p>224</text:p>
          </table:table-cell>
          <table:table-cell table:formula="of:=360/256*[.L226]" office:value-type="float" office:value="315" calcext:value-type="float">
            <text:p>315</text:p>
          </table:table-cell>
          <table:table-cell table:style-name="ce8" table:formula="of:=127* SIN(RADIANS([.M226]))+128" office:value-type="float" office:value="38.1974387893084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5" calcext:value-type="float">
            <text:p>225</text:p>
          </table:table-cell>
          <table:table-cell table:formula="of:=360/256*[.L227]" office:value-type="float" office:value="316.40625" calcext:value-type="float">
            <text:p>316.40625</text:p>
          </table:table-cell>
          <table:table-cell table:style-name="ce8" table:formula="of:=127* SIN(RADIANS([.M227]))+128" office:value-type="float" office:value="40.4283508183925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6" calcext:value-type="float">
            <text:p>226</text:p>
          </table:table-cell>
          <table:table-cell table:formula="of:=360/256*[.L228]" office:value-type="float" office:value="317.8125" calcext:value-type="float">
            <text:p>317.8125</text:p>
          </table:table-cell>
          <table:table-cell table:style-name="ce8" table:formula="of:=127* SIN(RADIANS([.M228]))+128" office:value-type="float" office:value="42.7120127344286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 calcext:value-type="float">
            <text:p>227</text:p>
          </table:table-cell>
          <table:table-cell table:formula="of:=360/256*[.L229]" office:value-type="float" office:value="319.21875" calcext:value-type="float">
            <text:p>319.21875</text:p>
          </table:table-cell>
          <table:table-cell table:style-name="ce8" table:formula="of:=127* SIN(RADIANS([.M229]))+128" office:value-type="float" office:value="45.0470489448703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8" calcext:value-type="float">
            <text:p>228</text:p>
          </table:table-cell>
          <table:table-cell table:formula="of:=360/256*[.L230]" office:value-type="float" office:value="320.625" calcext:value-type="float">
            <text:p>320.625</text:p>
          </table:table-cell>
          <table:table-cell table:style-name="ce8" table:formula="of:=127* SIN(RADIANS([.M230]))+128" office:value-type="float" office:value="47.43205291121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9" calcext:value-type="float">
            <text:p>229</text:p>
          </table:table-cell>
          <table:table-cell table:formula="of:=360/256*[.L231]" office:value-type="float" office:value="322.03125" calcext:value-type="float">
            <text:p>322.03125</text:p>
          </table:table-cell>
          <table:table-cell table:style-name="ce8" table:formula="of:=127* SIN(RADIANS([.M231]))+128" office:value-type="float" office:value="49.8655879962603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0" calcext:value-type="float">
            <text:p>230</text:p>
          </table:table-cell>
          <table:table-cell table:formula="of:=360/256*[.L232]" office:value-type="float" office:value="323.4375" calcext:value-type="float">
            <text:p>323.4375</text:p>
          </table:table-cell>
          <table:table-cell table:style-name="ce8" table:formula="of:=127* SIN(RADIANS([.M232]))+128" office:value-type="float" office:value="52.346188329461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1" calcext:value-type="float">
            <text:p>231</text:p>
          </table:table-cell>
          <table:table-cell table:formula="of:=360/256*[.L233]" office:value-type="float" office:value="324.84375" calcext:value-type="float">
            <text:p>324.84375</text:p>
          </table:table-cell>
          <table:table-cell table:style-name="ce8" table:formula="of:=127* SIN(RADIANS([.M233]))+128" office:value-type="float" office:value="54.8723596899337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2" calcext:value-type="float">
            <text:p>232</text:p>
          </table:table-cell>
          <table:table-cell table:formula="of:=360/256*[.L234]" office:value-type="float" office:value="326.25" calcext:value-type="float">
            <text:p>326.25</text:p>
          </table:table-cell>
          <table:table-cell table:style-name="ce8" table:formula="of:=127* SIN(RADIANS([.M234]))+128" office:value-type="float" office:value="57.4425804065105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3" calcext:value-type="float">
            <text:p>233</text:p>
          </table:table-cell>
          <table:table-cell table:formula="of:=360/256*[.L235]" office:value-type="float" office:value="327.65625" calcext:value-type="float">
            <text:p>327.65625</text:p>
          </table:table-cell>
          <table:table-cell table:style-name="ce8" table:formula="of:=127* SIN(RADIANS([.M235]))+128" office:value-type="float" office:value="60.0553022743386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4" calcext:value-type="float">
            <text:p>234</text:p>
          </table:table-cell>
          <table:table-cell table:formula="of:=360/256*[.L236]" office:value-type="float" office:value="329.0625" calcext:value-type="float">
            <text:p>329.0625</text:p>
          </table:table-cell>
          <table:table-cell table:style-name="ce8" table:formula="of:=127* SIN(RADIANS([.M236]))+128" office:value-type="float" office:value="62.7089514874608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5" calcext:value-type="float">
            <text:p>235</text:p>
          </table:table-cell>
          <table:table-cell table:formula="of:=360/256*[.L237]" office:value-type="float" office:value="330.46875" calcext:value-type="float">
            <text:p>330.46875</text:p>
          </table:table-cell>
          <table:table-cell table:style-name="ce8" table:formula="of:=127* SIN(RADIANS([.M237]))+128" office:value-type="float" office:value="65.4019295868174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6" calcext:value-type="float">
            <text:p>236</text:p>
          </table:table-cell>
          <table:table-cell table:formula="of:=360/256*[.L238]" office:value-type="float" office:value="331.875" calcext:value-type="float">
            <text:p>331.875</text:p>
          </table:table-cell>
          <table:table-cell table:style-name="ce8" table:formula="of:=127* SIN(RADIANS([.M238]))+128" office:value-type="float" office:value="68.1326144230983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7" calcext:value-type="float">
            <text:p>237</text:p>
          </table:table-cell>
          <table:table-cell table:formula="of:=360/256*[.L239]" office:value-type="float" office:value="333.28125" calcext:value-type="float">
            <text:p>333.28125</text:p>
          </table:table-cell>
          <table:table-cell table:style-name="ce8" table:formula="of:=127* SIN(RADIANS([.M239]))+128" office:value-type="float" office:value="70.8993611338649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8" calcext:value-type="float">
            <text:p>238</text:p>
          </table:table-cell>
          <table:table-cell table:formula="of:=360/256*[.L240]" office:value-type="float" office:value="334.6875" calcext:value-type="float">
            <text:p>334.6875</text:p>
          </table:table-cell>
          <table:table-cell table:style-name="ce8" table:formula="of:=127* SIN(RADIANS([.M240]))+128" office:value-type="float" office:value="73.7005031343541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9" calcext:value-type="float">
            <text:p>239</text:p>
          </table:table-cell>
          <table:table-cell table:formula="of:=360/256*[.L241]" office:value-type="float" office:value="336.09375" calcext:value-type="float">
            <text:p>336.09375</text:p>
          </table:table-cell>
          <table:table-cell table:style-name="ce8" table:formula="of:=127* SIN(RADIANS([.M241]))+128" office:value-type="float" office:value="76.5343531213662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0" calcext:value-type="float">
            <text:p>240</text:p>
          </table:table-cell>
          <table:table-cell table:formula="of:=360/256*[.L242]" office:value-type="float" office:value="337.5" calcext:value-type="float">
            <text:p>337.5</text:p>
          </table:table-cell>
          <table:table-cell table:style-name="ce8" table:formula="of:=127* SIN(RADIANS([.M242]))+128" office:value-type="float" office:value="79.3992040896335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1" calcext:value-type="float">
            <text:p>241</text:p>
          </table:table-cell>
          <table:table-cell table:formula="of:=360/256*[.L243]" office:value-type="float" office:value="338.90625" calcext:value-type="float">
            <text:p>338.90625</text:p>
          </table:table-cell>
          <table:table-cell table:style-name="ce8" table:formula="of:=127* SIN(RADIANS([.M243]))+128" office:value-type="float" office:value="82.2933303600565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2" calcext:value-type="float">
            <text:p>242</text:p>
          </table:table-cell>
          <table:table-cell table:formula="of:=360/256*[.L244]" office:value-type="float" office:value="340.3125" calcext:value-type="float">
            <text:p>340.3125</text:p>
          </table:table-cell>
          <table:table-cell table:style-name="ce8" table:formula="of:=127* SIN(RADIANS([.M244]))+128" office:value-type="float" office:value="85.2149886191881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3" calcext:value-type="float">
            <text:p>243</text:p>
          </table:table-cell>
          <table:table-cell table:formula="of:=360/256*[.L245]" office:value-type="float" office:value="341.71875" calcext:value-type="float">
            <text:p>341.71875</text:p>
          </table:table-cell>
          <table:table-cell table:style-name="ce8" table:formula="of:=127* SIN(RADIANS([.M245]))+128" office:value-type="float" office:value="88.162418969340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4" calcext:value-type="float">
            <text:p>244</text:p>
          </table:table-cell>
          <table:table-cell table:formula="of:=360/256*[.L246]" office:value-type="float" office:value="343.125" calcext:value-type="float">
            <text:p>343.125</text:p>
          </table:table-cell>
          <table:table-cell table:style-name="ce8" table:formula="of:=127* SIN(RADIANS([.M246]))+128" office:value-type="float" office:value="91.1338459886833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 calcext:value-type="float">
            <text:p>245</text:p>
          </table:table-cell>
          <table:table-cell table:formula="of:=360/256*[.L247]" office:value-type="float" office:value="344.53125" calcext:value-type="float">
            <text:p>344.53125</text:p>
          </table:table-cell>
          <table:table-cell table:style-name="ce8" table:formula="of:=127* SIN(RADIANS([.M247]))+128" office:value-type="float" office:value="94.1274798006879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6" calcext:value-type="float">
            <text:p>246</text:p>
          </table:table-cell>
          <table:table-cell table:formula="of:=360/256*[.L248]" office:value-type="float" office:value="345.9375" calcext:value-type="float">
            <text:p>345.9375</text:p>
          </table:table-cell>
          <table:table-cell table:style-name="ce8" table:formula="of:=127* SIN(RADIANS([.M248]))+128" office:value-type="float" office:value="97.1415171522854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7" calcext:value-type="float">
            <text:p>247</text:p>
          </table:table-cell>
          <table:table-cell table:formula="of:=360/256*[.L249]" office:value-type="float" office:value="347.34375" calcext:value-type="float">
            <text:p>347.34375</text:p>
          </table:table-cell>
          <table:table-cell table:style-name="ce8" table:formula="of:=127* SIN(RADIANS([.M249]))+128" office:value-type="float" office:value="100.174142500078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8" calcext:value-type="float">
            <text:p>248</text:p>
          </table:table-cell>
          <table:table-cell table:formula="of:=360/256*[.L250]" office:value-type="float" office:value="348.75" calcext:value-type="float">
            <text:p>348.75</text:p>
          </table:table-cell>
          <table:table-cell table:style-name="ce8" table:formula="of:=127* SIN(RADIANS([.M250]))+128" office:value-type="float" office:value="103.223529103952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9" calcext:value-type="float">
            <text:p>249</text:p>
          </table:table-cell>
          <table:table-cell table:formula="of:=360/256*[.L251]" office:value-type="float" office:value="350.15625" calcext:value-type="float">
            <text:p>350.15625</text:p>
          </table:table-cell>
          <table:table-cell table:style-name="ce8" table:formula="of:=127* SIN(RADIANS([.M251]))+128" office:value-type="float" office:value="106.287840127442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50" calcext:value-type="float">
            <text:p>250</text:p>
          </table:table-cell>
          <table:table-cell table:formula="of:=360/256*[.L252]" office:value-type="float" office:value="351.5625" calcext:value-type="float">
            <text:p>351.5625</text:p>
          </table:table-cell>
          <table:table-cell table:style-name="ce8" table:formula="of:=127* SIN(RADIANS([.M252]))+128" office:value-type="float" office:value="109.36522974416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51" calcext:value-type="float">
            <text:p>251</text:p>
          </table:table-cell>
          <table:table-cell table:formula="of:=360/256*[.L253]" office:value-type="float" office:value="352.96875" calcext:value-type="float">
            <text:p>352.96875</text:p>
          </table:table-cell>
          <table:table-cell table:style-name="ce8" table:formula="of:=127* SIN(RADIANS([.M253]))+128" office:value-type="float" office:value="112.4538442497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52" calcext:value-type="float">
            <text:p>252</text:p>
          </table:table-cell>
          <table:table-cell table:formula="of:=360/256*[.L254]" office:value-type="float" office:value="354.375" calcext:value-type="float">
            <text:p>354.375</text:p>
          </table:table-cell>
          <table:table-cell table:style-name="ce8" table:formula="of:=127* SIN(RADIANS([.M254]))+128" office:value-type="float" office:value="115.55182317814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53" calcext:value-type="float">
            <text:p>253</text:p>
          </table:table-cell>
          <table:table-cell table:formula="of:=360/256*[.L255]" office:value-type="float" office:value="355.78125" calcext:value-type="float">
            <text:p>355.78125</text:p>
          </table:table-cell>
          <table:table-cell table:style-name="ce8" table:formula="of:=127* SIN(RADIANS([.M255]))+128" office:value-type="float" office:value="118.657300422842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54" calcext:value-type="float">
            <text:p>254</text:p>
          </table:table-cell>
          <table:table-cell table:formula="of:=360/256*[.L256]" office:value-type="float" office:value="357.1875" calcext:value-type="float">
            <text:p>357.1875</text:p>
          </table:table-cell>
          <table:table-cell table:style-name="ce8" table:formula="of:=127* SIN(RADIANS([.M256]))+128" office:value-type="float" office:value="121.768405360418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55" calcext:value-type="float">
            <text:p>255</text:p>
          </table:table-cell>
          <table:table-cell table:formula="of:=360/256*[.L257]" office:value-type="float" office:value="358.59375" calcext:value-type="float">
            <text:p>358.59375</text:p>
          </table:table-cell>
          <table:table-cell table:style-name="ce8" table:formula="of:=127* SIN(RADIANS([.M257]))+128" office:value-type="float" office:value="124.88326397759" calcext:value-type="float">
            <text:p>125</text:p>
          </table:table-cell>
          <table:table-cell table:number-columns-repeated="3"/>
        </table:table-row>
        <table:table-row table:style-name="ro1" table:number-rows-repeated="104831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D6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09:31:36.4607886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0-10-14T08:37:15.092656968</meta:creation-date>
    <dc:date>2022-02-26T09:45:25.710172541</dc:date>
    <dc:creator>Rob Shelton</dc:creator>
    <meta:editing-duration>PT1H10M22S</meta:editing-duration>
    <meta:editing-cycles>12</meta:editing-cycles>
    <meta:generator>LibreOffice/7.3.0.3$Linux_X86_64 LibreOffice_project/30$Build-3</meta:generator>
    <meta:document-statistic meta:table-count="1" meta:cell-count="1179" meta:object-count="0"/>
  </office:meta>
</office:document-meta>
</file>